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8.992cm"/>
    </style:style>
    <style:style style:name="co2" style:family="table-column">
      <style:table-column-properties fo:break-before="auto" style:column-width="6.696cm"/>
    </style:style>
    <style:style style:name="co3" style:family="table-column">
      <style:table-column-properties fo:break-before="auto" style:column-width="6.505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1.997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22.005cm"/>
    </style:style>
    <style:style style:name="co8" style:family="table-column">
      <style:table-column-properties fo:break-before="auto" style:column-width="16.921cm"/>
    </style:style>
    <style:style style:name="co9" style:family="table-column">
      <style:table-column-properties fo:break-before="auto" style:column-width="4.011cm"/>
    </style:style>
    <style:style style:name="co10" style:family="table-column">
      <style:table-column-properties fo:break-before="auto" style:column-width="3.549cm"/>
    </style:style>
    <style:style style:name="co11" style:family="table-column">
      <style:table-column-properties fo:break-before="auto" style:column-width="3.73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WenQuanYi Micro Hei" style:font-name-complex="Lohit Hindi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ae00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ae00"/>
    </style:style>
    <style:style style:name="ce5" style:family="table-cell" style:parent-style-name="Default">
      <style:text-properties fo:color="#dc2300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dc2300" fo:font-weight="bold" style:font-weight-asian="bold" style:font-weight-complex="bold"/>
    </style:style>
  </office:automatic-styles>
  <office:body>
    <office:spreadsheet>
      <table:table table:name="Sourc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row table:style-name="ro1">
          <table:table-cell/>
          <table:table-cell table:number-columns-repeated="2" office:value-type="string" calcext:value-type="string">
            <text:p>langue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BE descr</text:p>
          </table:table-cell>
          <table:table-cell office:value-type="string" calcext:value-type="string">
            <text:p>éditable</text:p>
          </table:table-cell>
          <table:table-cell office:value-type="string" calcext:value-type="string">
            <text:p>module ID</text:p>
          </table:table-cell>
          <table:table-cell office:value-type="string" calcext:value-type="string">
            <text:p>isRichText</text:p>
          </table:table-cell>
        </table:table-row>
        <table:table-row table:style-name="ro1">
          <table:table-cell office:value-type="string" calcext:value-type="string">
            <text:p>site_label_refugebuzz</text:p>
          </table:table-cell>
          <table:table-cell office:value-type="string" calcext:value-type="string">
            <text:p>Refuge de Buzz</text:p>
          </table:table-cell>
          <table:table-cell/>
          <table:table-cell office:value-type="string" calcext:value-type="string">
            <text:p>client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rror_system_admin</text:p>
          </table:table-cell>
          <table:table-cell table:style-name="ce1" office:value-type="string" calcext:value-type="string">
            <text:p>Une erreur système s'est produit lors de la connexion. Merci de contacter un administrateur.</text:p>
          </table:table-cell>
          <table:table-cell table:style-name="ce1" office:value-type="string" calcext:value-type="string">
            <text:p>A system error occurs. Please, contact an administrator.</text:p>
          </table:table-cell>
          <table:table-cell office:value-type="string" calcext:value-type="string">
            <text:p>cible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m_label_I_DispLogged</text:p>
          </table:table-cell>
          <table:table-cell office:value-type="string" calcext:value-type="string">
            <text:p>Affiché seulement si connecté</text:p>
          </table:table-cell>
          <table:table-cell office:value-type="string" calcext:value-type="string">
            <text:p>Only display if logged in</text:p>
          </table:table-cell>
          <table:table-cell office:value-type="string" calcext:value-type="string">
            <text:p>cib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m_label_I_NoAddToCart</text:p>
          </table:table-cell>
          <table:table-cell office:value-type="string" calcext:value-type="string">
            <text:p>Ne peut être ajouté au panier</text:p>
          </table:table-cell>
          <table:table-cell office:value-type="string" calcext:value-type="string">
            <text:p>Can not be added to cart</text:p>
          </table:table-cell>
          <table:table-cell office:value-type="string" calcext:value-type="string">
            <text:p>cib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m_label_I_PriceDetail</text:p>
          </table:table-cell>
          <table:table-cell table:style-name="ce1" office:value-type="string" calcext:value-type="string">
            <text:p>Prix unitaire</text:p>
          </table:table-cell>
          <table:table-cell table:style-name="ce1" office:value-type="string" calcext:value-type="string">
            <text:p>Unit price</text:p>
          </table:table-cell>
          <table:table-cell office:value-type="string" calcext:value-type="string">
            <text:p>cib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m_label_I_PriceVol1</text:p>
          </table:table-cell>
          <table:table-cell table:number-columns-repeated="2" office:value-type="string" calcext:value-type="string">
            <text:p>&amp;nbsp;</text:p>
          </table:table-cell>
          <table:table-cell office:value-type="string" calcext:value-type="string">
            <text:p>cib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m_label_I_PriceVol2</text:p>
          </table:table-cell>
          <table:table-cell table:number-columns-repeated="2" office:value-type="string" calcext:value-type="string">
            <text:p>&amp;nbsp;</text:p>
          </table:table-cell>
          <table:table-cell office:value-type="string" calcext:value-type="string">
            <text:p>cib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m_label_I_PriceVol3</text:p>
          </table:table-cell>
          <table:table-cell table:style-name="ce1" office:value-type="string" calcext:value-type="string">
            <text:p>Et plus</text:p>
          </table:table-cell>
          <table:table-cell office:value-type="string" calcext:value-type="string">
            <text:p>Over </text:p>
          </table:table-cell>
          <table:table-cell office:value-type="string" calcext:value-type="string">
            <text:p>cib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m_label_I_LimitVol1</text:p>
          </table:table-cell>
          <table:table-cell office:value-type="string" calcext:value-type="string">
            <text:p>De 1 à </text:p>
          </table:table-cell>
          <table:table-cell office:value-type="string" calcext:value-type="string">
            <text:p>1 to</text:p>
          </table:table-cell>
          <table:table-cell office:value-type="string" calcext:value-type="string">
            <text:p>cib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m_label_I_Special</text:p>
          </table:table-cell>
          <table:table-cell table:style-name="ce1" office:value-type="string" calcext:value-type="string">
            <text:p>En spécial / rabais</text:p>
          </table:table-cell>
          <table:table-cell office:value-type="string" calcext:value-type="string">
            <text:p>Special price</text:p>
          </table:table-cell>
          <table:table-cell office:value-type="string" calcext:value-type="string">
            <text:p>cib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m_label_I_DiscountPercent</text:p>
          </table:table-cell>
          <table:table-cell table:style-name="ce1" office:value-type="string" calcext:value-type="string">
            <text:p>% de réduction</text:p>
          </table:table-cell>
          <table:table-cell office:value-type="string" calcext:value-type="string">
            <text:p>Discount %</text:p>
          </table:table-cell>
          <table:table-cell office:value-type="string" calcext:value-type="string">
            <text:p>cib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form_label_I_LimitVol2</text:p>
          </table:table-cell>
          <table:table-cell table:style-name="ce1" office:value-type="string" calcext:value-type="string">
            <text:p>jusqu'à </text:p>
          </table:table-cell>
          <table:table-cell office:value-type="string" calcext:value-type="string">
            <text:p>up to</text:p>
          </table:table-cell>
          <table:table-cell office:value-type="string" calcext:value-type="string">
            <text:p>cib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m_label_CC_Online</text:p>
          </table:table-cell>
          <table:table-cell table:style-name="ce1" office:value-type="string" calcext:value-type="string">
            <text:p>En ligne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cib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m_label_related_products</text:p>
          </table:table-cell>
          <table:table-cell table:style-name="ce1" office:value-type="string" calcext:value-type="string">
            <text:p>Nous vous suggérons aussi</text:p>
          </table:table-cell>
          <table:table-cell office:value-type="string" calcext:value-type="string">
            <text:p>We also suggest</text:p>
          </table:table-cell>
          <table:table-cell office:value-type="string" calcext:value-type="string">
            <text:p>cib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m_label_I_SpecialPrice</text:p>
          </table:table-cell>
          <table:table-cell office:value-type="string" calcext:value-type="string">
            <text:p>Prix spécial</text:p>
          </table:table-cell>
          <table:table-cell office:value-type="string" calcext:value-type="string">
            <text:p>Discount price</text:p>
          </table:table-cell>
          <table:table-cell office:value-type="string" calcext:value-type="string">
            <text:p>cib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btn_cart_add_another</text:p>
          </table:table-cell>
          <table:table-cell office:value-type="string" calcext:value-type="string">
            <text:p>Continuer mes achats</text:p>
          </table:table-cell>
          <table:table-cell office:value-type="string" calcext:value-type="string">
            <text:p>Continue shopping</text:p>
          </table:table-cell>
          <table:table-cell office:value-type="string" calcext:value-type="string">
            <text:p>clien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duct_label</text:p>
          </table:table-cell>
          <table:table-cell office:value-type="string" calcext:value-type="string">
            <text:p>Produits</text:p>
          </table:table-cell>
          <table:table-cell office:value-type="string" calcext:value-type="string">
            <text:p>Products</text:p>
          </table:table-cell>
          <table:table-cell office:value-type="string" calcext:value-type="string">
            <text:p>clien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m_item_qty_label</text:p>
          </table:table-cell>
          <table:table-cell table:style-name="ce1" office:value-type="string" calcext:value-type="string">
            <text:p>Quantité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clien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"/>
          <table:table-cell table:number-columns-repeated="6"/>
        </table:table-row>
        <table:table-row table:style-name="ro1">
          <table:table-cell/>
          <table:table-cell table:style-name="ce1" table:number-columns-repeated="2"/>
          <table:table-cell table:number-columns-repeated="5"/>
        </table:table-row>
        <table:table-row table:style-name="ro2">
          <table:table-cell/>
          <table:table-cell table:style-name="ce1" table:number-columns-repeated="2"/>
          <table:table-cell table:number-columns-repeated="5"/>
        </table:table-row>
        <table:table-row table:style-name="ro1">
          <table:table-cell/>
          <table:table-cell table:style-name="ce1" table:number-columns-repeated="2"/>
          <table:table-cell table:number-columns-repeated="5"/>
        </table:table-row>
        <table:table-row table:style-name="ro1">
          <table:table-cell table:number-columns-repeated="8"/>
        </table:table-row>
        <table:table-row table:style-name="ro2" table:number-rows-repeated="1048550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Resultat" table:style-name="ta1" table:print="false"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REPLACE INTO Static_Texts (ST_Identifier, ST_LangID, ST_Value, ST_Type, ST_Desc_backend, ST_Editable, ST_ModuleID, ST_RichText) VALUES</text:p>
          </table:table-cell>
          <table:table-cell/>
        </table:table-row>
        <table:table-row table:style-name="ro2">
          <table:table-cell table:formula="of:=&quot;('&quot;&amp;[Source.A3]&amp;&quot;', &quot;&amp;[Source.$B$2]&amp;&quot;, &quot;&quot;&quot;&amp;[Source.B3]&amp;&quot;&quot;&quot;, &quot;&quot;&quot;&amp;[Source.D3]&amp;&quot;&quot;&quot;, &quot;&quot;&quot;&amp;[Source.E3]&amp;&quot;&quot;&quot;, &quot;&amp;[Source.F3]&amp;&quot;, &quot;&amp;[Source.G3]&amp;&quot;, &quot;&amp;[Source.H3]&amp;&quot;),&quot;" office:value-type="string" office:string-value="('site_label_refugebuzz', 1, &quot;Refuge de Buzz&quot;, &quot;client&quot;, &quot;&quot;, 0, 0, 1)," calcext:value-type="string">
            <text:p>('site_label_refugebuzz', 1, "Refuge de Buzz", "client", "", 0, 0, 1),</text:p>
          </table:table-cell>
          <table:table-cell table:formula="of:=&quot;('&quot;&amp;[Source.A3]&amp;&quot;', &quot;&amp;[Source.$C$2]&amp;&quot;, &quot;&quot;&quot;&amp;[Source.C3]&amp;&quot;&quot;&quot;, &quot;&quot;&quot;&amp;[Source.D3]&amp;&quot;&quot;&quot;, &quot;&quot;&quot;&amp;[Source.E3]&amp;&quot;&quot;&quot;, &quot;&amp;[Source.F3]&amp;&quot;, &quot;&amp;[Source.G3]&amp;&quot;, &quot;&amp;[Source.H3]&amp;&quot;),&quot;" office:value-type="string" office:string-value="('site_label_refugebuzz', 2, &quot;&quot;, &quot;client&quot;, &quot;&quot;, 0, 0, 1)," calcext:value-type="string">
            <text:p>('site_label_refugebuzz', 2, "", "client", "", 0, 0, 1),</text:p>
          </table:table-cell>
        </table:table-row>
        <table:table-row table:style-name="ro2">
          <table:table-cell table:formula="of:=&quot;('&quot;&amp;[Source.A4]&amp;&quot;', &quot;&amp;[Source.$B$2]&amp;&quot;, &quot;&quot;&quot;&amp;[Source.B4]&amp;&quot;&quot;&quot;, &quot;&quot;&quot;&amp;[Source.D4]&amp;&quot;&quot;&quot;, &quot;&quot;&quot;&amp;[Source.E4]&amp;&quot;&quot;&quot;, &quot;&amp;[Source.F4]&amp;&quot;, &quot;&amp;[Source.G4]&amp;&quot;, &quot;&amp;[Source.H4]&amp;&quot;),&quot;" office:value-type="string" office:string-value="('error_system_admin', 1, &quot;Une erreur système s'est produit lors de la connexion. Merci de contacter un administrateur.&quot;, &quot;cible&quot;, &quot;&quot;, 0, 0, 0)," calcext:value-type="string">
            <text:p>('error_system_admin', 1, "Une erreur système s'est produit lors de la connexion. Merci de contacter un administrateur.", "cible", "", 0, 0, 0),</text:p>
          </table:table-cell>
          <table:table-cell table:formula="of:=&quot;('&quot;&amp;[Source.A4]&amp;&quot;', &quot;&amp;[Source.$C$2]&amp;&quot;, &quot;&quot;&quot;&amp;[Source.C4]&amp;&quot;&quot;&quot;, &quot;&quot;&quot;&amp;[Source.D4]&amp;&quot;&quot;&quot;, &quot;&quot;&quot;&amp;[Source.E4]&amp;&quot;&quot;&quot;, &quot;&amp;[Source.F4]&amp;&quot;, &quot;&amp;[Source.G4]&amp;&quot;, &quot;&amp;[Source.H4]&amp;&quot;),&quot;" office:value-type="string" office:string-value="('error_system_admin', 2, &quot;A system error occurs. Please, contact an administrator.&quot;, &quot;cible&quot;, &quot;&quot;, 0, 0, 0)," calcext:value-type="string">
            <text:p>('error_system_admin', 2, "A system error occurs. Please, contact an administrator.", "cible", "", 0, 0, 0),</text:p>
          </table:table-cell>
        </table:table-row>
        <table:table-row table:style-name="ro2">
          <table:table-cell table:formula="of:=&quot;('&quot;&amp;[Source.A5]&amp;&quot;', &quot;&amp;[Source.$B$2]&amp;&quot;, &quot;&quot;&quot;&amp;[Source.B5]&amp;&quot;&quot;&quot;, &quot;&quot;&quot;&amp;[Source.D5]&amp;&quot;&quot;&quot;, &quot;&quot;&quot;&amp;[Source.E5]&amp;&quot;&quot;&quot;, &quot;&amp;[Source.F5]&amp;&quot;, &quot;&amp;[Source.G5]&amp;&quot;, &quot;&amp;[Source.H5]&amp;&quot;),&quot;" office:value-type="string" office:string-value="('form_label_I_DispLogged', 1, &quot;Affiché seulement si connecté&quot;, &quot;cible&quot;, &quot;&quot;, 0, 14, 0)," calcext:value-type="string">
            <text:p>('form_label_I_DispLogged', 1, "Affiché seulement si connecté", "cible", "", 0, 14, 0),</text:p>
          </table:table-cell>
          <table:table-cell table:formula="of:=&quot;('&quot;&amp;[Source.A5]&amp;&quot;', &quot;&amp;[Source.$C$2]&amp;&quot;, &quot;&quot;&quot;&amp;[Source.C5]&amp;&quot;&quot;&quot;, &quot;&quot;&quot;&amp;[Source.D5]&amp;&quot;&quot;&quot;, &quot;&quot;&quot;&amp;[Source.E5]&amp;&quot;&quot;&quot;, &quot;&amp;[Source.F5]&amp;&quot;, &quot;&amp;[Source.G5]&amp;&quot;, &quot;&amp;[Source.H5]&amp;&quot;),&quot;" office:value-type="string" office:string-value="('form_label_I_DispLogged', 2, &quot;Only display if logged in&quot;, &quot;cible&quot;, &quot;&quot;, 0, 14, 0)," calcext:value-type="string">
            <text:p>('form_label_I_DispLogged', 2, "Only display if logged in", "cible", "", 0, 14, 0),</text:p>
          </table:table-cell>
        </table:table-row>
        <table:table-row table:style-name="ro2">
          <table:table-cell table:formula="of:=&quot;('&quot;&amp;[Source.A6]&amp;&quot;', &quot;&amp;[Source.$B$2]&amp;&quot;, &quot;&quot;&quot;&amp;[Source.B6]&amp;&quot;&quot;&quot;, &quot;&quot;&quot;&amp;[Source.D6]&amp;&quot;&quot;&quot;, &quot;&quot;&quot;&amp;[Source.E6]&amp;&quot;&quot;&quot;, &quot;&amp;[Source.F6]&amp;&quot;, &quot;&amp;[Source.G6]&amp;&quot;, &quot;&amp;[Source.H6]&amp;&quot;),&quot;" office:value-type="string" office:string-value="('form_label_I_NoAddToCart', 1, &quot;Ne peut être ajouté au panier&quot;, &quot;cible&quot;, &quot;&quot;, 0, 14, 0)," calcext:value-type="string">
            <text:p>('form_label_I_NoAddToCart', 1, "Ne peut être ajouté au panier", "cible", "", 0, 14, 0),</text:p>
          </table:table-cell>
          <table:table-cell table:formula="of:=&quot;('&quot;&amp;[Source.A6]&amp;&quot;', &quot;&amp;[Source.$C$2]&amp;&quot;, &quot;&quot;&quot;&amp;[Source.C6]&amp;&quot;&quot;&quot;, &quot;&quot;&quot;&amp;[Source.D6]&amp;&quot;&quot;&quot;, &quot;&quot;&quot;&amp;[Source.E6]&amp;&quot;&quot;&quot;, &quot;&amp;[Source.F6]&amp;&quot;, &quot;&amp;[Source.G6]&amp;&quot;, &quot;&amp;[Source.H6]&amp;&quot;),&quot;" office:value-type="string" office:string-value="('form_label_I_NoAddToCart', 2, &quot;Can not be added to cart&quot;, &quot;cible&quot;, &quot;&quot;, 0, 14, 0)," calcext:value-type="string">
            <text:p>('form_label_I_NoAddToCart', 2, "Can not be added to cart", "cible", "", 0, 14, 0),</text:p>
          </table:table-cell>
        </table:table-row>
        <table:table-row table:style-name="ro2">
          <table:table-cell table:formula="of:=&quot;('&quot;&amp;[Source.A7]&amp;&quot;', &quot;&amp;[Source.$B$2]&amp;&quot;, &quot;&quot;&quot;&amp;[Source.B7]&amp;&quot;&quot;&quot;, &quot;&quot;&quot;&amp;[Source.D7]&amp;&quot;&quot;&quot;, &quot;&quot;&quot;&amp;[Source.E7]&amp;&quot;&quot;&quot;, &quot;&amp;[Source.F7]&amp;&quot;, &quot;&amp;[Source.G7]&amp;&quot;, &quot;&amp;[Source.H7]&amp;&quot;),&quot;" office:value-type="string" office:string-value="('form_label_I_PriceDetail', 1, &quot;Prix unitaire&quot;, &quot;cible&quot;, &quot;&quot;, 0, 14, 0)," calcext:value-type="string">
            <text:p>('form_label_I_PriceDetail', 1, "Prix unitaire", "cible", "", 0, 14, 0),</text:p>
          </table:table-cell>
          <table:table-cell table:formula="of:=&quot;('&quot;&amp;[Source.A7]&amp;&quot;', &quot;&amp;[Source.$C$2]&amp;&quot;, &quot;&quot;&quot;&amp;[Source.C7]&amp;&quot;&quot;&quot;, &quot;&quot;&quot;&amp;[Source.D7]&amp;&quot;&quot;&quot;, &quot;&quot;&quot;&amp;[Source.E7]&amp;&quot;&quot;&quot;, &quot;&amp;[Source.F7]&amp;&quot;, &quot;&amp;[Source.G7]&amp;&quot;, &quot;&amp;[Source.H7]&amp;&quot;),&quot;" office:value-type="string" office:string-value="('form_label_I_PriceDetail', 2, &quot;Unit price&quot;, &quot;cible&quot;, &quot;&quot;, 0, 14, 0)," calcext:value-type="string">
            <text:p>('form_label_I_PriceDetail', 2, "Unit price", "cible", "", 0, 14, 0),</text:p>
          </table:table-cell>
        </table:table-row>
        <table:table-row table:style-name="ro2">
          <table:table-cell table:formula="of:=&quot;('&quot;&amp;[Source.A8]&amp;&quot;', &quot;&amp;[Source.$B$2]&amp;&quot;, &quot;&quot;&quot;&amp;[Source.B8]&amp;&quot;&quot;&quot;, &quot;&quot;&quot;&amp;[Source.D8]&amp;&quot;&quot;&quot;, &quot;&quot;&quot;&amp;[Source.E8]&amp;&quot;&quot;&quot;, &quot;&amp;[Source.F8]&amp;&quot;, &quot;&amp;[Source.G8]&amp;&quot;, &quot;&amp;[Source.H8]&amp;&quot;),&quot;" office:value-type="string" office:string-value="('form_label_I_PriceVol1', 1, &quot;&amp;nbsp;&quot;, &quot;cible&quot;, &quot;&quot;, 0, 14, 0)," calcext:value-type="string">
            <text:p>('form_label_I_PriceVol1', 1, "&amp;nbsp;", "cible", "", 0, 14, 0),</text:p>
          </table:table-cell>
          <table:table-cell table:formula="of:=&quot;('&quot;&amp;[Source.A8]&amp;&quot;', &quot;&amp;[Source.$C$2]&amp;&quot;, &quot;&quot;&quot;&amp;[Source.C8]&amp;&quot;&quot;&quot;, &quot;&quot;&quot;&amp;[Source.D8]&amp;&quot;&quot;&quot;, &quot;&quot;&quot;&amp;[Source.E8]&amp;&quot;&quot;&quot;, &quot;&amp;[Source.F8]&amp;&quot;, &quot;&amp;[Source.G8]&amp;&quot;, &quot;&amp;[Source.H8]&amp;&quot;),&quot;" office:value-type="string" office:string-value="('form_label_I_PriceVol1', 2, &quot;&amp;nbsp;&quot;, &quot;cible&quot;, &quot;&quot;, 0, 14, 0)," calcext:value-type="string">
            <text:p>('form_label_I_PriceVol1', 2, "&amp;nbsp;", "cible", "", 0, 14, 0),</text:p>
          </table:table-cell>
        </table:table-row>
        <table:table-row table:style-name="ro2">
          <table:table-cell table:formula="of:=&quot;('&quot;&amp;[Source.A9]&amp;&quot;', &quot;&amp;[Source.$B$2]&amp;&quot;, &quot;&quot;&quot;&amp;[Source.B9]&amp;&quot;&quot;&quot;, &quot;&quot;&quot;&amp;[Source.D9]&amp;&quot;&quot;&quot;, &quot;&quot;&quot;&amp;[Source.E9]&amp;&quot;&quot;&quot;, &quot;&amp;[Source.F9]&amp;&quot;, &quot;&amp;[Source.G9]&amp;&quot;, &quot;&amp;[Source.H9]&amp;&quot;),&quot;" office:value-type="string" office:string-value="('form_label_I_PriceVol2', 1, &quot;&amp;nbsp;&quot;, &quot;cible&quot;, &quot;&quot;, 0, 14, 0)," calcext:value-type="string">
            <text:p>('form_label_I_PriceVol2', 1, "&amp;nbsp;", "cible", "", 0, 14, 0),</text:p>
          </table:table-cell>
          <table:table-cell table:formula="of:=&quot;('&quot;&amp;[Source.A9]&amp;&quot;', &quot;&amp;[Source.$C$2]&amp;&quot;, &quot;&quot;&quot;&amp;[Source.C9]&amp;&quot;&quot;&quot;, &quot;&quot;&quot;&amp;[Source.D9]&amp;&quot;&quot;&quot;, &quot;&quot;&quot;&amp;[Source.E9]&amp;&quot;&quot;&quot;, &quot;&amp;[Source.F9]&amp;&quot;, &quot;&amp;[Source.G9]&amp;&quot;, &quot;&amp;[Source.H9]&amp;&quot;),&quot;" office:value-type="string" office:string-value="('form_label_I_PriceVol2', 2, &quot;&amp;nbsp;&quot;, &quot;cible&quot;, &quot;&quot;, 0, 14, 0)," calcext:value-type="string">
            <text:p>('form_label_I_PriceVol2', 2, "&amp;nbsp;", "cible", "", 0, 14, 0),</text:p>
          </table:table-cell>
        </table:table-row>
        <table:table-row table:style-name="ro2">
          <table:table-cell table:formula="of:=&quot;('&quot;&amp;[Source.A10]&amp;&quot;', &quot;&amp;[Source.$B$2]&amp;&quot;, &quot;&quot;&quot;&amp;[Source.B10]&amp;&quot;&quot;&quot;, &quot;&quot;&quot;&amp;[Source.D10]&amp;&quot;&quot;&quot;, &quot;&quot;&quot;&amp;[Source.E10]&amp;&quot;&quot;&quot;, &quot;&amp;[Source.F10]&amp;&quot;, &quot;&amp;[Source.G10]&amp;&quot;, &quot;&amp;[Source.H10]&amp;&quot;),&quot;" office:value-type="string" office:string-value="('form_label_I_PriceVol3', 1, &quot;Et plus&quot;, &quot;cible&quot;, &quot;&quot;, 0, 14, 0)," calcext:value-type="string">
            <text:p>('form_label_I_PriceVol3', 1, "Et plus", "cible", "", 0, 14, 0),</text:p>
          </table:table-cell>
          <table:table-cell table:formula="of:=&quot;('&quot;&amp;[Source.A10]&amp;&quot;', &quot;&amp;[Source.$C$2]&amp;&quot;, &quot;&quot;&quot;&amp;[Source.C10]&amp;&quot;&quot;&quot;, &quot;&quot;&quot;&amp;[Source.D10]&amp;&quot;&quot;&quot;, &quot;&quot;&quot;&amp;[Source.E10]&amp;&quot;&quot;&quot;, &quot;&amp;[Source.F10]&amp;&quot;, &quot;&amp;[Source.G10]&amp;&quot;, &quot;&amp;[Source.H10]&amp;&quot;),&quot;" office:value-type="string" office:string-value="('form_label_I_PriceVol3', 2, &quot;Over &quot;, &quot;cible&quot;, &quot;&quot;, 0, 14, 0)," calcext:value-type="string">
            <text:p>('form_label_I_PriceVol3', 2, "Over ", "cible", "", 0, 14, 0),</text:p>
          </table:table-cell>
        </table:table-row>
        <table:table-row table:style-name="ro2">
          <table:table-cell table:formula="of:=&quot;('&quot;&amp;[Source.A11]&amp;&quot;', &quot;&amp;[Source.$B$2]&amp;&quot;, &quot;&quot;&quot;&amp;[Source.B11]&amp;&quot;&quot;&quot;, &quot;&quot;&quot;&amp;[Source.D11]&amp;&quot;&quot;&quot;, &quot;&quot;&quot;&amp;[Source.E11]&amp;&quot;&quot;&quot;, &quot;&amp;[Source.F11]&amp;&quot;, &quot;&amp;[Source.G11]&amp;&quot;, &quot;&amp;[Source.H11]&amp;&quot;),&quot;" office:value-type="string" office:string-value="('form_label_I_LimitVol1', 1, &quot;De 1 à &quot;, &quot;cible&quot;, &quot;&quot;, 0, 14, 0)," calcext:value-type="string">
            <text:p>('form_label_I_LimitVol1', 1, "De 1 à ", "cible", "", 0, 14, 0),</text:p>
          </table:table-cell>
          <table:table-cell table:formula="of:=&quot;('&quot;&amp;[Source.A11]&amp;&quot;', &quot;&amp;[Source.$C$2]&amp;&quot;, &quot;&quot;&quot;&amp;[Source.C11]&amp;&quot;&quot;&quot;, &quot;&quot;&quot;&amp;[Source.D11]&amp;&quot;&quot;&quot;, &quot;&quot;&quot;&amp;[Source.E11]&amp;&quot;&quot;&quot;, &quot;&amp;[Source.F11]&amp;&quot;, &quot;&amp;[Source.G11]&amp;&quot;, &quot;&amp;[Source.H11]&amp;&quot;),&quot;" office:value-type="string" office:string-value="('form_label_I_LimitVol1', 2, &quot;1 to&quot;, &quot;cible&quot;, &quot;&quot;, 0, 14, 0)," calcext:value-type="string">
            <text:p>('form_label_I_LimitVol1', 2, "1 to", "cible", "", 0, 14, 0),</text:p>
          </table:table-cell>
        </table:table-row>
        <table:table-row table:style-name="ro2">
          <table:table-cell table:formula="of:=&quot;('&quot;&amp;[Source.A12]&amp;&quot;', &quot;&amp;[Source.$B$2]&amp;&quot;, &quot;&quot;&quot;&amp;[Source.B12]&amp;&quot;&quot;&quot;, &quot;&quot;&quot;&amp;[Source.D12]&amp;&quot;&quot;&quot;, &quot;&quot;&quot;&amp;[Source.E12]&amp;&quot;&quot;&quot;, &quot;&amp;[Source.F12]&amp;&quot;, &quot;&amp;[Source.G12]&amp;&quot;, &quot;&amp;[Source.H12]&amp;&quot;),&quot;" office:value-type="string" office:string-value="('form_label_I_Special', 1, &quot;En spécial / rabais&quot;, &quot;cible&quot;, &quot;&quot;, 0, 14, 0)," calcext:value-type="string">
            <text:p>('form_label_I_Special', 1, "En spécial / rabais", "cible", "", 0, 14, 0),</text:p>
          </table:table-cell>
          <table:table-cell table:formula="of:=&quot;('&quot;&amp;[Source.A12]&amp;&quot;', &quot;&amp;[Source.$C$2]&amp;&quot;, &quot;&quot;&quot;&amp;[Source.C12]&amp;&quot;&quot;&quot;, &quot;&quot;&quot;&amp;[Source.D12]&amp;&quot;&quot;&quot;, &quot;&quot;&quot;&amp;[Source.E12]&amp;&quot;&quot;&quot;, &quot;&amp;[Source.F12]&amp;&quot;, &quot;&amp;[Source.G12]&amp;&quot;, &quot;&amp;[Source.H12]&amp;&quot;),&quot;" office:value-type="string" office:string-value="('form_label_I_Special', 2, &quot;Special price&quot;, &quot;cible&quot;, &quot;&quot;, 0, 14, 0)," calcext:value-type="string">
            <text:p>('form_label_I_Special', 2, "Special price", "cible", "", 0, 14, 0),</text:p>
          </table:table-cell>
        </table:table-row>
        <table:table-row table:style-name="ro2">
          <table:table-cell table:formula="of:=&quot;('&quot;&amp;[Source.A13]&amp;&quot;', &quot;&amp;[Source.$B$2]&amp;&quot;, &quot;&quot;&quot;&amp;[Source.B13]&amp;&quot;&quot;&quot;, &quot;&quot;&quot;&amp;[Source.D13]&amp;&quot;&quot;&quot;, &quot;&quot;&quot;&amp;[Source.E13]&amp;&quot;&quot;&quot;, &quot;&amp;[Source.F13]&amp;&quot;, &quot;&amp;[Source.G13]&amp;&quot;, &quot;&amp;[Source.H13]&amp;&quot;),&quot;" office:value-type="string" office:string-value="('form_label_I_DiscountPercent', 1, &quot;% de réduction&quot;, &quot;cible&quot;, &quot;&quot;, 0, 14, 0)," calcext:value-type="string">
            <text:p>('form_label_I_DiscountPercent', 1, "% de réduction", "cible", "", 0, 14, 0),</text:p>
          </table:table-cell>
          <table:table-cell table:formula="of:=&quot;('&quot;&amp;[Source.A13]&amp;&quot;', &quot;&amp;[Source.$C$2]&amp;&quot;, &quot;&quot;&quot;&amp;[Source.C13]&amp;&quot;&quot;&quot;, &quot;&quot;&quot;&amp;[Source.D13]&amp;&quot;&quot;&quot;, &quot;&quot;&quot;&amp;[Source.E13]&amp;&quot;&quot;&quot;, &quot;&amp;[Source.F13]&amp;&quot;, &quot;&amp;[Source.G13]&amp;&quot;, &quot;&amp;[Source.H13]&amp;&quot;),&quot;" office:value-type="string" office:string-value="('form_label_I_DiscountPercent', 2, &quot;Discount %&quot;, &quot;cible&quot;, &quot;&quot;, 0, 14, 0)," calcext:value-type="string">
            <text:p>('form_label_I_DiscountPercent', 2, "Discount %", "cible", "", 0, 14, 0),</text:p>
          </table:table-cell>
        </table:table-row>
        <table:table-row table:style-name="ro1">
          <table:table-cell table:formula="of:=&quot;('&quot;&amp;[Source.A14]&amp;&quot;', &quot;&amp;[Source.$B$2]&amp;&quot;, &quot;&quot;&quot;&amp;[Source.B14]&amp;&quot;&quot;&quot;, &quot;&quot;&quot;&amp;[Source.D14]&amp;&quot;&quot;&quot;, &quot;&quot;&quot;&amp;[Source.E14]&amp;&quot;&quot;&quot;, &quot;&amp;[Source.F14]&amp;&quot;, &quot;&amp;[Source.G14]&amp;&quot;, &quot;&amp;[Source.H14]&amp;&quot;),&quot;" office:value-type="string" office:string-value="('form_label_I_LimitVol2', 1, &quot;jusqu'à &quot;, &quot;cible&quot;, &quot;&quot;, 0, 14, 0)," calcext:value-type="string">
            <text:p>('form_label_I_LimitVol2', 1, "jusqu'à ", "cible", "", 0, 14, 0),</text:p>
          </table:table-cell>
          <table:table-cell table:formula="of:=&quot;('&quot;&amp;[Source.A14]&amp;&quot;', &quot;&amp;[Source.$C$2]&amp;&quot;, &quot;&quot;&quot;&amp;[Source.C14]&amp;&quot;&quot;&quot;, &quot;&quot;&quot;&amp;[Source.D14]&amp;&quot;&quot;&quot;, &quot;&quot;&quot;&amp;[Source.E14]&amp;&quot;&quot;&quot;, &quot;&amp;[Source.F14]&amp;&quot;, &quot;&amp;[Source.G14]&amp;&quot;, &quot;&amp;[Source.H14]&amp;&quot;),&quot;" office:value-type="string" office:string-value="('form_label_I_LimitVol2', 2, &quot;up to&quot;, &quot;cible&quot;, &quot;&quot;, 0, 14, 0)," calcext:value-type="string">
            <text:p>('form_label_I_LimitVol2', 2, "up to", "cible", "", 0, 14, 0),</text:p>
          </table:table-cell>
        </table:table-row>
        <table:table-row table:style-name="ro1">
          <table:table-cell table:formula="of:=&quot;('&quot;&amp;[Source.A15]&amp;&quot;', &quot;&amp;[Source.$B$2]&amp;&quot;, &quot;&quot;&quot;&amp;[Source.B15]&amp;&quot;&quot;&quot;, &quot;&quot;&quot;&amp;[Source.D15]&amp;&quot;&quot;&quot;, &quot;&quot;&quot;&amp;[Source.E15]&amp;&quot;&quot;&quot;, &quot;&amp;[Source.F15]&amp;&quot;, &quot;&amp;[Source.G15]&amp;&quot;, &quot;&amp;[Source.H15]&amp;&quot;),&quot;" office:value-type="string" office:string-value="('form_label_CC_Online', 1, &quot;En ligne&quot;, &quot;cible&quot;, &quot;&quot;, 0, 14, 0)," calcext:value-type="string">
            <text:p>('form_label_CC_Online', 1, "En ligne", "cible", "", 0, 14, 0),</text:p>
          </table:table-cell>
          <table:table-cell table:formula="of:=&quot;('&quot;&amp;[Source.A15]&amp;&quot;', &quot;&amp;[Source.$C$2]&amp;&quot;, &quot;&quot;&quot;&amp;[Source.C15]&amp;&quot;&quot;&quot;, &quot;&quot;&quot;&amp;[Source.D15]&amp;&quot;&quot;&quot;, &quot;&quot;&quot;&amp;[Source.E15]&amp;&quot;&quot;&quot;, &quot;&amp;[Source.F15]&amp;&quot;, &quot;&amp;[Source.G15]&amp;&quot;, &quot;&amp;[Source.H15]&amp;&quot;),&quot;" office:value-type="string" office:string-value="('form_label_CC_Online', 2, &quot;Online&quot;, &quot;cible&quot;, &quot;&quot;, 0, 14, 0)," calcext:value-type="string">
            <text:p>('form_label_CC_Online', 2, "Online", "cible", "", 0, 14, 0),</text:p>
          </table:table-cell>
        </table:table-row>
        <table:table-row table:style-name="ro1">
          <table:table-cell table:formula="of:=&quot;('&quot;&amp;[Source.A16]&amp;&quot;', &quot;&amp;[Source.$B$2]&amp;&quot;, &quot;&quot;&quot;&amp;[Source.B16]&amp;&quot;&quot;&quot;, &quot;&quot;&quot;&amp;[Source.D16]&amp;&quot;&quot;&quot;, &quot;&quot;&quot;&amp;[Source.E16]&amp;&quot;&quot;&quot;, &quot;&amp;[Source.F16]&amp;&quot;, &quot;&amp;[Source.G16]&amp;&quot;, &quot;&amp;[Source.H16]&amp;&quot;),&quot;" office:value-type="string" office:string-value="('form_label_related_products', 1, &quot;Nous vous suggérons aussi&quot;, &quot;cible&quot;, &quot;&quot;, 0, 14, 0)," calcext:value-type="string">
            <text:p>('form_label_related_products', 1, "Nous vous suggérons aussi", "cible", "", 0, 14, 0),</text:p>
          </table:table-cell>
          <table:table-cell table:formula="of:=&quot;('&quot;&amp;[Source.A16]&amp;&quot;', &quot;&amp;[Source.$C$2]&amp;&quot;, &quot;&quot;&quot;&amp;[Source.C16]&amp;&quot;&quot;&quot;, &quot;&quot;&quot;&amp;[Source.D16]&amp;&quot;&quot;&quot;, &quot;&quot;&quot;&amp;[Source.E16]&amp;&quot;&quot;&quot;, &quot;&amp;[Source.F16]&amp;&quot;, &quot;&amp;[Source.G16]&amp;&quot;, &quot;&amp;[Source.H16]&amp;&quot;),&quot;" office:value-type="string" office:string-value="('form_label_related_products', 2, &quot;We also suggest&quot;, &quot;cible&quot;, &quot;&quot;, 0, 14, 0)," calcext:value-type="string">
            <text:p>('form_label_related_products', 2, "We also suggest", "cible", "", 0, 14, 0),</text:p>
          </table:table-cell>
        </table:table-row>
        <table:table-row table:style-name="ro1">
          <table:table-cell table:formula="of:=&quot;('&quot;&amp;[Source.A17]&amp;&quot;', &quot;&amp;[Source.$B$2]&amp;&quot;, &quot;&quot;&quot;&amp;[Source.B17]&amp;&quot;&quot;&quot;, &quot;&quot;&quot;&amp;[Source.D17]&amp;&quot;&quot;&quot;, &quot;&quot;&quot;&amp;[Source.E17]&amp;&quot;&quot;&quot;, &quot;&amp;[Source.F17]&amp;&quot;, &quot;&amp;[Source.G17]&amp;&quot;, &quot;&amp;[Source.H17]&amp;&quot;),&quot;" office:value-type="string" office:string-value="('form_label_I_SpecialPrice', 1, &quot;Prix spécial&quot;, &quot;cible&quot;, &quot;&quot;, 0, 14, 0)," calcext:value-type="string">
            <text:p>('form_label_I_SpecialPrice', 1, "Prix spécial", "cible", "", 0, 14, 0),</text:p>
          </table:table-cell>
          <table:table-cell table:formula="of:=&quot;('&quot;&amp;[Source.A17]&amp;&quot;', &quot;&amp;[Source.$C$2]&amp;&quot;, &quot;&quot;&quot;&amp;[Source.C17]&amp;&quot;&quot;&quot;, &quot;&quot;&quot;&amp;[Source.D17]&amp;&quot;&quot;&quot;, &quot;&quot;&quot;&amp;[Source.E17]&amp;&quot;&quot;&quot;, &quot;&amp;[Source.F17]&amp;&quot;, &quot;&amp;[Source.G17]&amp;&quot;, &quot;&amp;[Source.H17]&amp;&quot;),&quot;" office:value-type="string" office:string-value="('form_label_I_SpecialPrice', 2, &quot;Discount price&quot;, &quot;cible&quot;, &quot;&quot;, 0, 14, 0)," calcext:value-type="string">
            <text:p>('form_label_I_SpecialPrice', 2, "Discount price", "cible", "", 0, 14, 0),</text:p>
          </table:table-cell>
        </table:table-row>
        <table:table-row table:style-name="ro2">
          <table:table-cell table:formula="of:=&quot;('&quot;&amp;[Source.A18]&amp;&quot;', &quot;&amp;[Source.$B$2]&amp;&quot;, &quot;&quot;&quot;&amp;[Source.B18]&amp;&quot;&quot;&quot;, &quot;&quot;&quot;&amp;[Source.D18]&amp;&quot;&quot;&quot;, &quot;&quot;&quot;&amp;[Source.E18]&amp;&quot;&quot;&quot;, &quot;&amp;[Source.F18]&amp;&quot;, &quot;&amp;[Source.G18]&amp;&quot;, &quot;&amp;[Source.H18]&amp;&quot;),&quot;" office:value-type="string" office:string-value="('btn_cart_add_another', 1, &quot;Continuer mes achats&quot;, &quot;client&quot;, &quot;&quot;, 0, 15, 0)," calcext:value-type="string">
            <text:p>('btn_cart_add_another', 1, "Continuer mes achats", "client", "", 0, 15, 0),</text:p>
          </table:table-cell>
          <table:table-cell table:formula="of:=&quot;('&quot;&amp;[Source.A18]&amp;&quot;', &quot;&amp;[Source.$C$2]&amp;&quot;, &quot;&quot;&quot;&amp;[Source.C18]&amp;&quot;&quot;&quot;, &quot;&quot;&quot;&amp;[Source.D18]&amp;&quot;&quot;&quot;, &quot;&quot;&quot;&amp;[Source.E18]&amp;&quot;&quot;&quot;, &quot;&amp;[Source.F18]&amp;&quot;, &quot;&amp;[Source.G18]&amp;&quot;, &quot;&amp;[Source.H18]&amp;&quot;),&quot;" office:value-type="string" office:string-value="('btn_cart_add_another', 2, &quot;Continue shopping&quot;, &quot;client&quot;, &quot;&quot;, 0, 15, 0)," calcext:value-type="string">
            <text:p>('btn_cart_add_another', 2, "Continue shopping", "client", "", 0, 15, 0),</text:p>
          </table:table-cell>
        </table:table-row>
        <table:table-row table:style-name="ro2">
          <table:table-cell table:formula="of:=&quot;('&quot;&amp;[Source.A19]&amp;&quot;', &quot;&amp;[Source.$B$2]&amp;&quot;, &quot;&quot;&quot;&amp;[Source.B19]&amp;&quot;&quot;&quot;, &quot;&quot;&quot;&amp;[Source.D19]&amp;&quot;&quot;&quot;, &quot;&quot;&quot;&amp;[Source.E19]&amp;&quot;&quot;&quot;, &quot;&amp;[Source.F19]&amp;&quot;, &quot;&amp;[Source.G19]&amp;&quot;, &quot;&amp;[Source.H19]&amp;&quot;),&quot;" office:value-type="string" office:string-value="('product_label', 1, &quot;Produits&quot;, &quot;client&quot;, &quot;&quot;, 0, 15, 0)," calcext:value-type="string">
            <text:p>('product_label', 1, "Produits", "client", "", 0, 15, 0),</text:p>
          </table:table-cell>
          <table:table-cell table:formula="of:=&quot;('&quot;&amp;[Source.A19]&amp;&quot;', &quot;&amp;[Source.$C$2]&amp;&quot;, &quot;&quot;&quot;&amp;[Source.C19]&amp;&quot;&quot;&quot;, &quot;&quot;&quot;&amp;[Source.D19]&amp;&quot;&quot;&quot;, &quot;&quot;&quot;&amp;[Source.E19]&amp;&quot;&quot;&quot;, &quot;&amp;[Source.F19]&amp;&quot;, &quot;&amp;[Source.G19]&amp;&quot;, &quot;&amp;[Source.H19]&amp;&quot;),&quot;" office:value-type="string" office:string-value="('product_label', 2, &quot;Products&quot;, &quot;client&quot;, &quot;&quot;, 0, 15, 0)," calcext:value-type="string">
            <text:p>('product_label', 2, "Products", "client", "", 0, 15, 0),</text:p>
          </table:table-cell>
        </table:table-row>
        <table:table-row table:style-name="ro2">
          <table:table-cell table:formula="of:=&quot;('&quot;&amp;[Source.A20]&amp;&quot;', &quot;&amp;[Source.$B$2]&amp;&quot;, &quot;&quot;&quot;&amp;[Source.B20]&amp;&quot;&quot;&quot;, &quot;&quot;&quot;&amp;[Source.D20]&amp;&quot;&quot;&quot;, &quot;&quot;&quot;&amp;[Source.E20]&amp;&quot;&quot;&quot;, &quot;&amp;[Source.F20]&amp;&quot;, &quot;&amp;[Source.G20]&amp;&quot;, &quot;&amp;[Source.H20]&amp;&quot;),&quot;" office:value-type="string" office:string-value="('form_item_qty_label', 1, &quot;Quantité&quot;, &quot;client&quot;, &quot;&quot;, 0, 15, 0)," calcext:value-type="string">
            <text:p>('form_item_qty_label', 1, "Quantité", "client", "", 0, 15, 0),</text:p>
          </table:table-cell>
          <table:table-cell table:formula="of:=&quot;('&quot;&amp;[Source.A20]&amp;&quot;', &quot;&amp;[Source.$C$2]&amp;&quot;, &quot;&quot;&quot;&amp;[Source.C20]&amp;&quot;&quot;&quot;, &quot;&quot;&quot;&amp;[Source.D20]&amp;&quot;&quot;&quot;, &quot;&quot;&quot;&amp;[Source.E20]&amp;&quot;&quot;&quot;, &quot;&amp;[Source.F20]&amp;&quot;, &quot;&amp;[Source.G20]&amp;&quot;, &quot;&amp;[Source.H20]&amp;&quot;),&quot;" office:value-type="string" office:string-value="('form_item_qty_label', 2, &quot;Quantity&quot;, &quot;client&quot;, &quot;&quot;, 0, 15, 0)," calcext:value-type="string">
            <text:p>('form_item_qty_label', 2, "Quantity", "client", "", 0, 15, 0),</text:p>
          </table:table-cell>
        </table:table-row>
        <table:table-row table:style-name="ro2">
          <table:table-cell table:formula="of:=&quot;('&quot;&amp;[Source.A21]&amp;&quot;', &quot;&amp;[Source.$B$2]&amp;&quot;, &quot;&quot;&quot;&amp;[Source.B21]&amp;&quot;&quot;&quot;, &quot;&quot;&quot;&amp;[Source.D21]&amp;&quot;&quot;&quot;, &quot;&quot;&quot;&amp;[Source.E21]&amp;&quot;&quot;&quot;, &quot;&amp;[Source.F21]&amp;&quot;, &quot;&amp;[Source.G21]&amp;&quot;, &quot;&amp;[Source.H21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21]&amp;&quot;', &quot;&amp;[Source.$C$2]&amp;&quot;, &quot;&quot;&quot;&amp;[Source.C21]&amp;&quot;&quot;&quot;, &quot;&quot;&quot;&amp;[Source.D21]&amp;&quot;&quot;&quot;, &quot;&quot;&quot;&amp;[Source.E21]&amp;&quot;&quot;&quot;, &quot;&amp;[Source.F21]&amp;&quot;, &quot;&amp;[Source.G21]&amp;&quot;, &quot;&amp;[Source.H21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22]&amp;&quot;', &quot;&amp;[Source.$B$2]&amp;&quot;, &quot;&quot;&quot;&amp;[Source.B22]&amp;&quot;&quot;&quot;, &quot;&quot;&quot;&amp;[Source.D22]&amp;&quot;&quot;&quot;, &quot;&quot;&quot;&amp;[Source.E22]&amp;&quot;&quot;&quot;, &quot;&amp;[Source.F22]&amp;&quot;, &quot;&amp;[Source.G22]&amp;&quot;, &quot;&amp;[Source.H22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22]&amp;&quot;', &quot;&amp;[Source.$C$2]&amp;&quot;, &quot;&quot;&quot;&amp;[Source.C22]&amp;&quot;&quot;&quot;, &quot;&quot;&quot;&amp;[Source.D22]&amp;&quot;&quot;&quot;, &quot;&quot;&quot;&amp;[Source.E22]&amp;&quot;&quot;&quot;, &quot;&amp;[Source.F22]&amp;&quot;, &quot;&amp;[Source.G22]&amp;&quot;, &quot;&amp;[Source.H22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23]&amp;&quot;', &quot;&amp;[Source.$B$2]&amp;&quot;, &quot;&quot;&quot;&amp;[Source.B23]&amp;&quot;&quot;&quot;, &quot;&quot;&quot;&amp;[Source.D23]&amp;&quot;&quot;&quot;, &quot;&quot;&quot;&amp;[Source.E23]&amp;&quot;&quot;&quot;, &quot;&amp;[Source.F23]&amp;&quot;, &quot;&amp;[Source.G23]&amp;&quot;, &quot;&amp;[Source.H23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23]&amp;&quot;', &quot;&amp;[Source.$C$2]&amp;&quot;, &quot;&quot;&quot;&amp;[Source.C23]&amp;&quot;&quot;&quot;, &quot;&quot;&quot;&amp;[Source.D23]&amp;&quot;&quot;&quot;, &quot;&quot;&quot;&amp;[Source.E23]&amp;&quot;&quot;&quot;, &quot;&amp;[Source.F23]&amp;&quot;, &quot;&amp;[Source.G23]&amp;&quot;, &quot;&amp;[Source.H23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24]&amp;&quot;', &quot;&amp;[Source.$B$2]&amp;&quot;, &quot;&quot;&quot;&amp;[Source.B24]&amp;&quot;&quot;&quot;, &quot;&quot;&quot;&amp;[Source.D24]&amp;&quot;&quot;&quot;, &quot;&quot;&quot;&amp;[Source.E24]&amp;&quot;&quot;&quot;, &quot;&amp;[Source.F24]&amp;&quot;, &quot;&amp;[Source.G24]&amp;&quot;, &quot;&amp;[Source.H24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24]&amp;&quot;', &quot;&amp;[Source.$C$2]&amp;&quot;, &quot;&quot;&quot;&amp;[Source.C24]&amp;&quot;&quot;&quot;, &quot;&quot;&quot;&amp;[Source.D24]&amp;&quot;&quot;&quot;, &quot;&quot;&quot;&amp;[Source.E24]&amp;&quot;&quot;&quot;, &quot;&amp;[Source.F24]&amp;&quot;, &quot;&amp;[Source.G24]&amp;&quot;, &quot;&amp;[Source.H24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25]&amp;&quot;', &quot;&amp;[Source.$B$2]&amp;&quot;, &quot;&quot;&quot;&amp;[Source.B25]&amp;&quot;&quot;&quot;, &quot;&quot;&quot;&amp;[Source.D25]&amp;&quot;&quot;&quot;, &quot;&quot;&quot;&amp;[Source.E25]&amp;&quot;&quot;&quot;, &quot;&amp;[Source.F25]&amp;&quot;, &quot;&amp;[Source.G25]&amp;&quot;, &quot;&amp;[Source.H25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25]&amp;&quot;', &quot;&amp;[Source.$C$2]&amp;&quot;, &quot;&quot;&quot;&amp;[Source.C25]&amp;&quot;&quot;&quot;, &quot;&quot;&quot;&amp;[Source.D25]&amp;&quot;&quot;&quot;, &quot;&quot;&quot;&amp;[Source.E25]&amp;&quot;&quot;&quot;, &quot;&amp;[Source.F25]&amp;&quot;, &quot;&amp;[Source.G25]&amp;&quot;, &quot;&amp;[Source.H25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26]&amp;&quot;', &quot;&amp;[Source.$B$2]&amp;&quot;, &quot;&quot;&quot;&amp;[Source.B26]&amp;&quot;&quot;&quot;, &quot;&quot;&quot;&amp;[Source.D26]&amp;&quot;&quot;&quot;, &quot;&quot;&quot;&amp;[Source.E26]&amp;&quot;&quot;&quot;, &quot;&amp;[Source.F26]&amp;&quot;, &quot;&amp;[Source.G26]&amp;&quot;, &quot;&amp;[Source.H26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26]&amp;&quot;', &quot;&amp;[Source.$C$2]&amp;&quot;, &quot;&quot;&quot;&amp;[Source.C26]&amp;&quot;&quot;&quot;, &quot;&quot;&quot;&amp;[Source.D26]&amp;&quot;&quot;&quot;, &quot;&quot;&quot;&amp;[Source.E26]&amp;&quot;&quot;&quot;, &quot;&amp;[Source.F26]&amp;&quot;, &quot;&amp;[Source.G26]&amp;&quot;, &quot;&amp;[Source.H26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27]&amp;&quot;', &quot;&amp;[Source.$B$2]&amp;&quot;, &quot;&quot;&quot;&amp;[Source.B27]&amp;&quot;&quot;&quot;, &quot;&quot;&quot;&amp;[Source.D27]&amp;&quot;&quot;&quot;, &quot;&quot;&quot;&amp;[Source.E27]&amp;&quot;&quot;&quot;, &quot;&amp;[Source.F27]&amp;&quot;, &quot;&amp;[Source.G27]&amp;&quot;, &quot;&amp;[Source.H27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27]&amp;&quot;', &quot;&amp;[Source.$C$2]&amp;&quot;, &quot;&quot;&quot;&amp;[Source.C27]&amp;&quot;&quot;&quot;, &quot;&quot;&quot;&amp;[Source.D27]&amp;&quot;&quot;&quot;, &quot;&quot;&quot;&amp;[Source.E27]&amp;&quot;&quot;&quot;, &quot;&amp;[Source.F27]&amp;&quot;, &quot;&amp;[Source.G27]&amp;&quot;, &quot;&amp;[Source.H27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28]&amp;&quot;', &quot;&amp;[Source.$B$2]&amp;&quot;, &quot;&quot;&quot;&amp;[Source.B28]&amp;&quot;&quot;&quot;, &quot;&quot;&quot;&amp;[Source.D28]&amp;&quot;&quot;&quot;, &quot;&quot;&quot;&amp;[Source.E28]&amp;&quot;&quot;&quot;, &quot;&amp;[Source.F28]&amp;&quot;, &quot;&amp;[Source.G28]&amp;&quot;, &quot;&amp;[Source.H28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28]&amp;&quot;', &quot;&amp;[Source.$C$2]&amp;&quot;, &quot;&quot;&quot;&amp;[Source.C28]&amp;&quot;&quot;&quot;, &quot;&quot;&quot;&amp;[Source.D28]&amp;&quot;&quot;&quot;, &quot;&quot;&quot;&amp;[Source.E28]&amp;&quot;&quot;&quot;, &quot;&amp;[Source.F28]&amp;&quot;, &quot;&amp;[Source.G28]&amp;&quot;, &quot;&amp;[Source.H28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29]&amp;&quot;', &quot;&amp;[Source.$B$2]&amp;&quot;, &quot;&quot;&quot;&amp;[Source.B29]&amp;&quot;&quot;&quot;, &quot;&quot;&quot;&amp;[Source.D29]&amp;&quot;&quot;&quot;, &quot;&quot;&quot;&amp;[Source.E29]&amp;&quot;&quot;&quot;, &quot;&amp;[Source.F29]&amp;&quot;, &quot;&amp;[Source.G29]&amp;&quot;, &quot;&amp;[Source.H29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29]&amp;&quot;', &quot;&amp;[Source.$C$2]&amp;&quot;, &quot;&quot;&quot;&amp;[Source.C29]&amp;&quot;&quot;&quot;, &quot;&quot;&quot;&amp;[Source.D29]&amp;&quot;&quot;&quot;, &quot;&quot;&quot;&amp;[Source.E29]&amp;&quot;&quot;&quot;, &quot;&amp;[Source.F29]&amp;&quot;, &quot;&amp;[Source.G29]&amp;&quot;, &quot;&amp;[Source.H29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30]&amp;&quot;', &quot;&amp;[Source.$B$2]&amp;&quot;, &quot;&quot;&quot;&amp;[Source.B30]&amp;&quot;&quot;&quot;, &quot;&quot;&quot;&amp;[Source.D30]&amp;&quot;&quot;&quot;, &quot;&quot;&quot;&amp;[Source.E30]&amp;&quot;&quot;&quot;, &quot;&amp;[Source.F30]&amp;&quot;, &quot;&amp;[Source.G30]&amp;&quot;, &quot;&amp;[Source.H30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30]&amp;&quot;', &quot;&amp;[Source.$C$2]&amp;&quot;, &quot;&quot;&quot;&amp;[Source.C30]&amp;&quot;&quot;&quot;, &quot;&quot;&quot;&amp;[Source.D30]&amp;&quot;&quot;&quot;, &quot;&quot;&quot;&amp;[Source.E30]&amp;&quot;&quot;&quot;, &quot;&amp;[Source.F30]&amp;&quot;, &quot;&amp;[Source.G30]&amp;&quot;, &quot;&amp;[Source.H30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31]&amp;&quot;', &quot;&amp;[Source.$B$2]&amp;&quot;, &quot;&quot;&quot;&amp;[Source.B31]&amp;&quot;&quot;&quot;, &quot;&quot;&quot;&amp;[Source.D31]&amp;&quot;&quot;&quot;, &quot;&quot;&quot;&amp;[Source.E31]&amp;&quot;&quot;&quot;, &quot;&amp;[Source.F31]&amp;&quot;, &quot;&amp;[Source.G31]&amp;&quot;, &quot;&amp;[Source.H31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31]&amp;&quot;', &quot;&amp;[Source.$C$2]&amp;&quot;, &quot;&quot;&quot;&amp;[Source.C31]&amp;&quot;&quot;&quot;, &quot;&quot;&quot;&amp;[Source.D31]&amp;&quot;&quot;&quot;, &quot;&quot;&quot;&amp;[Source.E31]&amp;&quot;&quot;&quot;, &quot;&amp;[Source.F31]&amp;&quot;, &quot;&amp;[Source.G31]&amp;&quot;, &quot;&amp;[Source.H31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32]&amp;&quot;', &quot;&amp;[Source.$B$2]&amp;&quot;, &quot;&quot;&quot;&amp;[Source.B32]&amp;&quot;&quot;&quot;, &quot;&quot;&quot;&amp;[Source.D32]&amp;&quot;&quot;&quot;, &quot;&quot;&quot;&amp;[Source.E32]&amp;&quot;&quot;&quot;, &quot;&amp;[Source.F32]&amp;&quot;, &quot;&amp;[Source.G32]&amp;&quot;, &quot;&amp;[Source.H32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32]&amp;&quot;', &quot;&amp;[Source.$C$2]&amp;&quot;, &quot;&quot;&quot;&amp;[Source.C32]&amp;&quot;&quot;&quot;, &quot;&quot;&quot;&amp;[Source.D32]&amp;&quot;&quot;&quot;, &quot;&quot;&quot;&amp;[Source.E32]&amp;&quot;&quot;&quot;, &quot;&amp;[Source.F32]&amp;&quot;, &quot;&amp;[Source.G32]&amp;&quot;, &quot;&amp;[Source.H32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33]&amp;&quot;', &quot;&amp;[Source.$B$2]&amp;&quot;, &quot;&quot;&quot;&amp;[Source.B33]&amp;&quot;&quot;&quot;, &quot;&quot;&quot;&amp;[Source.D33]&amp;&quot;&quot;&quot;, &quot;&quot;&quot;&amp;[Source.E33]&amp;&quot;&quot;&quot;, &quot;&amp;[Source.F33]&amp;&quot;, &quot;&amp;[Source.G33]&amp;&quot;, &quot;&amp;[Source.H33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33]&amp;&quot;', &quot;&amp;[Source.$C$2]&amp;&quot;, &quot;&quot;&quot;&amp;[Source.C33]&amp;&quot;&quot;&quot;, &quot;&quot;&quot;&amp;[Source.D33]&amp;&quot;&quot;&quot;, &quot;&quot;&quot;&amp;[Source.E33]&amp;&quot;&quot;&quot;, &quot;&amp;[Source.F33]&amp;&quot;, &quot;&amp;[Source.G33]&amp;&quot;, &quot;&amp;[Source.H33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34]&amp;&quot;', &quot;&amp;[Source.$B$2]&amp;&quot;, &quot;&quot;&quot;&amp;[Source.B34]&amp;&quot;&quot;&quot;, &quot;&quot;&quot;&amp;[Source.D34]&amp;&quot;&quot;&quot;, &quot;&quot;&quot;&amp;[Source.E34]&amp;&quot;&quot;&quot;, &quot;&amp;[Source.F34]&amp;&quot;, &quot;&amp;[Source.G34]&amp;&quot;, &quot;&amp;[Source.H34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34]&amp;&quot;', &quot;&amp;[Source.$C$2]&amp;&quot;, &quot;&quot;&quot;&amp;[Source.C34]&amp;&quot;&quot;&quot;, &quot;&quot;&quot;&amp;[Source.D34]&amp;&quot;&quot;&quot;, &quot;&quot;&quot;&amp;[Source.E34]&amp;&quot;&quot;&quot;, &quot;&amp;[Source.F34]&amp;&quot;, &quot;&amp;[Source.G34]&amp;&quot;, &quot;&amp;[Source.H34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35]&amp;&quot;', &quot;&amp;[Source.$B$2]&amp;&quot;, &quot;&quot;&quot;&amp;[Source.B35]&amp;&quot;&quot;&quot;, &quot;&quot;&quot;&amp;[Source.D35]&amp;&quot;&quot;&quot;, &quot;&quot;&quot;&amp;[Source.E35]&amp;&quot;&quot;&quot;, &quot;&amp;[Source.F35]&amp;&quot;, &quot;&amp;[Source.G35]&amp;&quot;, &quot;&amp;[Source.H35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35]&amp;&quot;', &quot;&amp;[Source.$C$2]&amp;&quot;, &quot;&quot;&quot;&amp;[Source.C35]&amp;&quot;&quot;&quot;, &quot;&quot;&quot;&amp;[Source.D35]&amp;&quot;&quot;&quot;, &quot;&quot;&quot;&amp;[Source.E35]&amp;&quot;&quot;&quot;, &quot;&amp;[Source.F35]&amp;&quot;, &quot;&amp;[Source.G35]&amp;&quot;, &quot;&amp;[Source.H35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36]&amp;&quot;', &quot;&amp;[Source.$B$2]&amp;&quot;, &quot;&quot;&quot;&amp;[Source.B36]&amp;&quot;&quot;&quot;, &quot;&quot;&quot;&amp;[Source.D36]&amp;&quot;&quot;&quot;, &quot;&quot;&quot;&amp;[Source.E36]&amp;&quot;&quot;&quot;, &quot;&amp;[Source.F36]&amp;&quot;, &quot;&amp;[Source.G36]&amp;&quot;, &quot;&amp;[Source.H36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36]&amp;&quot;', &quot;&amp;[Source.$C$2]&amp;&quot;, &quot;&quot;&quot;&amp;[Source.C36]&amp;&quot;&quot;&quot;, &quot;&quot;&quot;&amp;[Source.D36]&amp;&quot;&quot;&quot;, &quot;&quot;&quot;&amp;[Source.E36]&amp;&quot;&quot;&quot;, &quot;&amp;[Source.F36]&amp;&quot;, &quot;&amp;[Source.G36]&amp;&quot;, &quot;&amp;[Source.H36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37]&amp;&quot;', &quot;&amp;[Source.$B$2]&amp;&quot;, &quot;&quot;&quot;&amp;[Source.B37]&amp;&quot;&quot;&quot;, &quot;&quot;&quot;&amp;[Source.D37]&amp;&quot;&quot;&quot;, &quot;&quot;&quot;&amp;[Source.E37]&amp;&quot;&quot;&quot;, &quot;&amp;[Source.F37]&amp;&quot;, &quot;&amp;[Source.G37]&amp;&quot;, &quot;&amp;[Source.H37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37]&amp;&quot;', &quot;&amp;[Source.$C$2]&amp;&quot;, &quot;&quot;&quot;&amp;[Source.C37]&amp;&quot;&quot;&quot;, &quot;&quot;&quot;&amp;[Source.D37]&amp;&quot;&quot;&quot;, &quot;&quot;&quot;&amp;[Source.E37]&amp;&quot;&quot;&quot;, &quot;&amp;[Source.F37]&amp;&quot;, &quot;&amp;[Source.G37]&amp;&quot;, &quot;&amp;[Source.H37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38]&amp;&quot;', &quot;&amp;[Source.$B$2]&amp;&quot;, &quot;&quot;&quot;&amp;[Source.B38]&amp;&quot;&quot;&quot;, &quot;&quot;&quot;&amp;[Source.D38]&amp;&quot;&quot;&quot;, &quot;&quot;&quot;&amp;[Source.E38]&amp;&quot;&quot;&quot;, &quot;&amp;[Source.F38]&amp;&quot;, &quot;&amp;[Source.G38]&amp;&quot;, &quot;&amp;[Source.H38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38]&amp;&quot;', &quot;&amp;[Source.$C$2]&amp;&quot;, &quot;&quot;&quot;&amp;[Source.C38]&amp;&quot;&quot;&quot;, &quot;&quot;&quot;&amp;[Source.D38]&amp;&quot;&quot;&quot;, &quot;&quot;&quot;&amp;[Source.E38]&amp;&quot;&quot;&quot;, &quot;&amp;[Source.F38]&amp;&quot;, &quot;&amp;[Source.G38]&amp;&quot;, &quot;&amp;[Source.H38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39]&amp;&quot;', &quot;&amp;[Source.$B$2]&amp;&quot;, &quot;&quot;&quot;&amp;[Source.B39]&amp;&quot;&quot;&quot;, &quot;&quot;&quot;&amp;[Source.D39]&amp;&quot;&quot;&quot;, &quot;&quot;&quot;&amp;[Source.E39]&amp;&quot;&quot;&quot;, &quot;&amp;[Source.F39]&amp;&quot;, &quot;&amp;[Source.G39]&amp;&quot;, &quot;&amp;[Source.H39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39]&amp;&quot;', &quot;&amp;[Source.$C$2]&amp;&quot;, &quot;&quot;&quot;&amp;[Source.C39]&amp;&quot;&quot;&quot;, &quot;&quot;&quot;&amp;[Source.D39]&amp;&quot;&quot;&quot;, &quot;&quot;&quot;&amp;[Source.E39]&amp;&quot;&quot;&quot;, &quot;&amp;[Source.F39]&amp;&quot;, &quot;&amp;[Source.G39]&amp;&quot;, &quot;&amp;[Source.H39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40]&amp;&quot;', &quot;&amp;[Source.$B$2]&amp;&quot;, &quot;&quot;&quot;&amp;[Source.B40]&amp;&quot;&quot;&quot;, &quot;&quot;&quot;&amp;[Source.D40]&amp;&quot;&quot;&quot;, &quot;&quot;&quot;&amp;[Source.E40]&amp;&quot;&quot;&quot;, &quot;&amp;[Source.F40]&amp;&quot;, &quot;&amp;[Source.G40]&amp;&quot;, &quot;&amp;[Source.H40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40]&amp;&quot;', &quot;&amp;[Source.$C$2]&amp;&quot;, &quot;&quot;&quot;&amp;[Source.C40]&amp;&quot;&quot;&quot;, &quot;&quot;&quot;&amp;[Source.D40]&amp;&quot;&quot;&quot;, &quot;&quot;&quot;&amp;[Source.E40]&amp;&quot;&quot;&quot;, &quot;&amp;[Source.F40]&amp;&quot;, &quot;&amp;[Source.G40]&amp;&quot;, &quot;&amp;[Source.H40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41]&amp;&quot;', &quot;&amp;[Source.$B$2]&amp;&quot;, &quot;&quot;&quot;&amp;[Source.B41]&amp;&quot;&quot;&quot;, &quot;&quot;&quot;&amp;[Source.D41]&amp;&quot;&quot;&quot;, &quot;&quot;&quot;&amp;[Source.E41]&amp;&quot;&quot;&quot;, &quot;&amp;[Source.F41]&amp;&quot;, &quot;&amp;[Source.G41]&amp;&quot;, &quot;&amp;[Source.H41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41]&amp;&quot;', &quot;&amp;[Source.$C$2]&amp;&quot;, &quot;&quot;&quot;&amp;[Source.C41]&amp;&quot;&quot;&quot;, &quot;&quot;&quot;&amp;[Source.D41]&amp;&quot;&quot;&quot;, &quot;&quot;&quot;&amp;[Source.E41]&amp;&quot;&quot;&quot;, &quot;&amp;[Source.F41]&amp;&quot;, &quot;&amp;[Source.G41]&amp;&quot;, &quot;&amp;[Source.H41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42]&amp;&quot;', &quot;&amp;[Source.$B$2]&amp;&quot;, &quot;&quot;&quot;&amp;[Source.B42]&amp;&quot;&quot;&quot;, &quot;&quot;&quot;&amp;[Source.D42]&amp;&quot;&quot;&quot;, &quot;&quot;&quot;&amp;[Source.E42]&amp;&quot;&quot;&quot;, &quot;&amp;[Source.F42]&amp;&quot;, &quot;&amp;[Source.G42]&amp;&quot;, &quot;&amp;[Source.H42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42]&amp;&quot;', &quot;&amp;[Source.$C$2]&amp;&quot;, &quot;&quot;&quot;&amp;[Source.C42]&amp;&quot;&quot;&quot;, &quot;&quot;&quot;&amp;[Source.D42]&amp;&quot;&quot;&quot;, &quot;&quot;&quot;&amp;[Source.E42]&amp;&quot;&quot;&quot;, &quot;&amp;[Source.F42]&amp;&quot;, &quot;&amp;[Source.G42]&amp;&quot;, &quot;&amp;[Source.H42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43]&amp;&quot;', &quot;&amp;[Source.$B$2]&amp;&quot;, &quot;&quot;&quot;&amp;[Source.B43]&amp;&quot;&quot;&quot;, &quot;&quot;&quot;&amp;[Source.D43]&amp;&quot;&quot;&quot;, &quot;&quot;&quot;&amp;[Source.E43]&amp;&quot;&quot;&quot;, &quot;&amp;[Source.F43]&amp;&quot;, &quot;&amp;[Source.G43]&amp;&quot;, &quot;&amp;[Source.H43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43]&amp;&quot;', &quot;&amp;[Source.$C$2]&amp;&quot;, &quot;&quot;&quot;&amp;[Source.C43]&amp;&quot;&quot;&quot;, &quot;&quot;&quot;&amp;[Source.D43]&amp;&quot;&quot;&quot;, &quot;&quot;&quot;&amp;[Source.E43]&amp;&quot;&quot;&quot;, &quot;&amp;[Source.F43]&amp;&quot;, &quot;&amp;[Source.G43]&amp;&quot;, &quot;&amp;[Source.H43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44]&amp;&quot;', &quot;&amp;[Source.$B$2]&amp;&quot;, &quot;&quot;&quot;&amp;[Source.B44]&amp;&quot;&quot;&quot;, &quot;&quot;&quot;&amp;[Source.D44]&amp;&quot;&quot;&quot;, &quot;&quot;&quot;&amp;[Source.E44]&amp;&quot;&quot;&quot;, &quot;&amp;[Source.F44]&amp;&quot;, &quot;&amp;[Source.G44]&amp;&quot;, &quot;&amp;[Source.H44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44]&amp;&quot;', &quot;&amp;[Source.$C$2]&amp;&quot;, &quot;&quot;&quot;&amp;[Source.C44]&amp;&quot;&quot;&quot;, &quot;&quot;&quot;&amp;[Source.D44]&amp;&quot;&quot;&quot;, &quot;&quot;&quot;&amp;[Source.E44]&amp;&quot;&quot;&quot;, &quot;&amp;[Source.F44]&amp;&quot;, &quot;&amp;[Source.G44]&amp;&quot;, &quot;&amp;[Source.H44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45]&amp;&quot;', &quot;&amp;[Source.$B$2]&amp;&quot;, &quot;&quot;&quot;&amp;[Source.B45]&amp;&quot;&quot;&quot;, &quot;&quot;&quot;&amp;[Source.D45]&amp;&quot;&quot;&quot;, &quot;&quot;&quot;&amp;[Source.E45]&amp;&quot;&quot;&quot;, &quot;&amp;[Source.F45]&amp;&quot;, &quot;&amp;[Source.G45]&amp;&quot;, &quot;&amp;[Source.H45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45]&amp;&quot;', &quot;&amp;[Source.$C$2]&amp;&quot;, &quot;&quot;&quot;&amp;[Source.C45]&amp;&quot;&quot;&quot;, &quot;&quot;&quot;&amp;[Source.D45]&amp;&quot;&quot;&quot;, &quot;&quot;&quot;&amp;[Source.E45]&amp;&quot;&quot;&quot;, &quot;&amp;[Source.F45]&amp;&quot;, &quot;&amp;[Source.G45]&amp;&quot;, &quot;&amp;[Source.H45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46]&amp;&quot;', &quot;&amp;[Source.$B$2]&amp;&quot;, &quot;&quot;&quot;&amp;[Source.B46]&amp;&quot;&quot;&quot;, &quot;&quot;&quot;&amp;[Source.D46]&amp;&quot;&quot;&quot;, &quot;&quot;&quot;&amp;[Source.E46]&amp;&quot;&quot;&quot;, &quot;&amp;[Source.F46]&amp;&quot;, &quot;&amp;[Source.G46]&amp;&quot;, &quot;&amp;[Source.H46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46]&amp;&quot;', &quot;&amp;[Source.$C$2]&amp;&quot;, &quot;&quot;&quot;&amp;[Source.C46]&amp;&quot;&quot;&quot;, &quot;&quot;&quot;&amp;[Source.D46]&amp;&quot;&quot;&quot;, &quot;&quot;&quot;&amp;[Source.E46]&amp;&quot;&quot;&quot;, &quot;&amp;[Source.F46]&amp;&quot;, &quot;&amp;[Source.G46]&amp;&quot;, &quot;&amp;[Source.H46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47]&amp;&quot;', &quot;&amp;[Source.$B$2]&amp;&quot;, &quot;&quot;&quot;&amp;[Source.B47]&amp;&quot;&quot;&quot;, &quot;&quot;&quot;&amp;[Source.D47]&amp;&quot;&quot;&quot;, &quot;&quot;&quot;&amp;[Source.E47]&amp;&quot;&quot;&quot;, &quot;&amp;[Source.F47]&amp;&quot;, &quot;&amp;[Source.G47]&amp;&quot;, &quot;&amp;[Source.H47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47]&amp;&quot;', &quot;&amp;[Source.$C$2]&amp;&quot;, &quot;&quot;&quot;&amp;[Source.C47]&amp;&quot;&quot;&quot;, &quot;&quot;&quot;&amp;[Source.D47]&amp;&quot;&quot;&quot;, &quot;&quot;&quot;&amp;[Source.E47]&amp;&quot;&quot;&quot;, &quot;&amp;[Source.F47]&amp;&quot;, &quot;&amp;[Source.G47]&amp;&quot;, &quot;&amp;[Source.H47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48]&amp;&quot;', &quot;&amp;[Source.$B$2]&amp;&quot;, &quot;&quot;&quot;&amp;[Source.B48]&amp;&quot;&quot;&quot;, &quot;&quot;&quot;&amp;[Source.D48]&amp;&quot;&quot;&quot;, &quot;&quot;&quot;&amp;[Source.E48]&amp;&quot;&quot;&quot;, &quot;&amp;[Source.F48]&amp;&quot;, &quot;&amp;[Source.G48]&amp;&quot;, &quot;&amp;[Source.H48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48]&amp;&quot;', &quot;&amp;[Source.$C$2]&amp;&quot;, &quot;&quot;&quot;&amp;[Source.C48]&amp;&quot;&quot;&quot;, &quot;&quot;&quot;&amp;[Source.D48]&amp;&quot;&quot;&quot;, &quot;&quot;&quot;&amp;[Source.E48]&amp;&quot;&quot;&quot;, &quot;&amp;[Source.F48]&amp;&quot;, &quot;&amp;[Source.G48]&amp;&quot;, &quot;&amp;[Source.H48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49]&amp;&quot;', &quot;&amp;[Source.$B$2]&amp;&quot;, &quot;&quot;&quot;&amp;[Source.B49]&amp;&quot;&quot;&quot;, &quot;&quot;&quot;&amp;[Source.D49]&amp;&quot;&quot;&quot;, &quot;&quot;&quot;&amp;[Source.E49]&amp;&quot;&quot;&quot;, &quot;&amp;[Source.F49]&amp;&quot;, &quot;&amp;[Source.G49]&amp;&quot;, &quot;&amp;[Source.H49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49]&amp;&quot;', &quot;&amp;[Source.$C$2]&amp;&quot;, &quot;&quot;&quot;&amp;[Source.C49]&amp;&quot;&quot;&quot;, &quot;&quot;&quot;&amp;[Source.D49]&amp;&quot;&quot;&quot;, &quot;&quot;&quot;&amp;[Source.E49]&amp;&quot;&quot;&quot;, &quot;&amp;[Source.F49]&amp;&quot;, &quot;&amp;[Source.G49]&amp;&quot;, &quot;&amp;[Source.H49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50]&amp;&quot;', &quot;&amp;[Source.$B$2]&amp;&quot;, &quot;&quot;&quot;&amp;[Source.B50]&amp;&quot;&quot;&quot;, &quot;&quot;&quot;&amp;[Source.D50]&amp;&quot;&quot;&quot;, &quot;&quot;&quot;&amp;[Source.E50]&amp;&quot;&quot;&quot;, &quot;&amp;[Source.F50]&amp;&quot;, &quot;&amp;[Source.G50]&amp;&quot;, &quot;&amp;[Source.H50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50]&amp;&quot;', &quot;&amp;[Source.$C$2]&amp;&quot;, &quot;&quot;&quot;&amp;[Source.C50]&amp;&quot;&quot;&quot;, &quot;&quot;&quot;&amp;[Source.D50]&amp;&quot;&quot;&quot;, &quot;&quot;&quot;&amp;[Source.E50]&amp;&quot;&quot;&quot;, &quot;&amp;[Source.F50]&amp;&quot;, &quot;&amp;[Source.G50]&amp;&quot;, &quot;&amp;[Source.H50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51]&amp;&quot;', &quot;&amp;[Source.$B$2]&amp;&quot;, &quot;&quot;&quot;&amp;[Source.B51]&amp;&quot;&quot;&quot;, &quot;&quot;&quot;&amp;[Source.D51]&amp;&quot;&quot;&quot;, &quot;&quot;&quot;&amp;[Source.E51]&amp;&quot;&quot;&quot;, &quot;&amp;[Source.F51]&amp;&quot;, &quot;&amp;[Source.G51]&amp;&quot;, &quot;&amp;[Source.H51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51]&amp;&quot;', &quot;&amp;[Source.$C$2]&amp;&quot;, &quot;&quot;&quot;&amp;[Source.C51]&amp;&quot;&quot;&quot;, &quot;&quot;&quot;&amp;[Source.D51]&amp;&quot;&quot;&quot;, &quot;&quot;&quot;&amp;[Source.E51]&amp;&quot;&quot;&quot;, &quot;&amp;[Source.F51]&amp;&quot;, &quot;&amp;[Source.G51]&amp;&quot;, &quot;&amp;[Source.H51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52]&amp;&quot;', &quot;&amp;[Source.$B$2]&amp;&quot;, &quot;&quot;&quot;&amp;[Source.B52]&amp;&quot;&quot;&quot;, &quot;&quot;&quot;&amp;[Source.D52]&amp;&quot;&quot;&quot;, &quot;&quot;&quot;&amp;[Source.E52]&amp;&quot;&quot;&quot;, &quot;&amp;[Source.F52]&amp;&quot;, &quot;&amp;[Source.G52]&amp;&quot;, &quot;&amp;[Source.H52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52]&amp;&quot;', &quot;&amp;[Source.$C$2]&amp;&quot;, &quot;&quot;&quot;&amp;[Source.C52]&amp;&quot;&quot;&quot;, &quot;&quot;&quot;&amp;[Source.D52]&amp;&quot;&quot;&quot;, &quot;&quot;&quot;&amp;[Source.E52]&amp;&quot;&quot;&quot;, &quot;&amp;[Source.F52]&amp;&quot;, &quot;&amp;[Source.G52]&amp;&quot;, &quot;&amp;[Source.H52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53]&amp;&quot;', &quot;&amp;[Source.$B$2]&amp;&quot;, &quot;&quot;&quot;&amp;[Source.B53]&amp;&quot;&quot;&quot;, &quot;&quot;&quot;&amp;[Source.D53]&amp;&quot;&quot;&quot;, &quot;&quot;&quot;&amp;[Source.E53]&amp;&quot;&quot;&quot;, &quot;&amp;[Source.F53]&amp;&quot;, &quot;&amp;[Source.G53]&amp;&quot;, &quot;&amp;[Source.H53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53]&amp;&quot;', &quot;&amp;[Source.$C$2]&amp;&quot;, &quot;&quot;&quot;&amp;[Source.C53]&amp;&quot;&quot;&quot;, &quot;&quot;&quot;&amp;[Source.D53]&amp;&quot;&quot;&quot;, &quot;&quot;&quot;&amp;[Source.E53]&amp;&quot;&quot;&quot;, &quot;&amp;[Source.F53]&amp;&quot;, &quot;&amp;[Source.G53]&amp;&quot;, &quot;&amp;[Source.H53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54]&amp;&quot;', &quot;&amp;[Source.$B$2]&amp;&quot;, &quot;&quot;&quot;&amp;[Source.B54]&amp;&quot;&quot;&quot;, &quot;&quot;&quot;&amp;[Source.D54]&amp;&quot;&quot;&quot;, &quot;&quot;&quot;&amp;[Source.E54]&amp;&quot;&quot;&quot;, &quot;&amp;[Source.F54]&amp;&quot;, &quot;&amp;[Source.G54]&amp;&quot;, &quot;&amp;[Source.H54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54]&amp;&quot;', &quot;&amp;[Source.$C$2]&amp;&quot;, &quot;&quot;&quot;&amp;[Source.C54]&amp;&quot;&quot;&quot;, &quot;&quot;&quot;&amp;[Source.D54]&amp;&quot;&quot;&quot;, &quot;&quot;&quot;&amp;[Source.E54]&amp;&quot;&quot;&quot;, &quot;&amp;[Source.F54]&amp;&quot;, &quot;&amp;[Source.G54]&amp;&quot;, &quot;&amp;[Source.H54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55]&amp;&quot;', &quot;&amp;[Source.$B$2]&amp;&quot;, &quot;&quot;&quot;&amp;[Source.B55]&amp;&quot;&quot;&quot;, &quot;&quot;&quot;&amp;[Source.D55]&amp;&quot;&quot;&quot;, &quot;&quot;&quot;&amp;[Source.E55]&amp;&quot;&quot;&quot;, &quot;&amp;[Source.F55]&amp;&quot;, &quot;&amp;[Source.G55]&amp;&quot;, &quot;&amp;[Source.H55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55]&amp;&quot;', &quot;&amp;[Source.$C$2]&amp;&quot;, &quot;&quot;&quot;&amp;[Source.C55]&amp;&quot;&quot;&quot;, &quot;&quot;&quot;&amp;[Source.D55]&amp;&quot;&quot;&quot;, &quot;&quot;&quot;&amp;[Source.E55]&amp;&quot;&quot;&quot;, &quot;&amp;[Source.F55]&amp;&quot;, &quot;&amp;[Source.G55]&amp;&quot;, &quot;&amp;[Source.H55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56]&amp;&quot;', &quot;&amp;[Source.$B$2]&amp;&quot;, &quot;&quot;&quot;&amp;[Source.B56]&amp;&quot;&quot;&quot;, &quot;&quot;&quot;&amp;[Source.D56]&amp;&quot;&quot;&quot;, &quot;&quot;&quot;&amp;[Source.E56]&amp;&quot;&quot;&quot;, &quot;&amp;[Source.F56]&amp;&quot;, &quot;&amp;[Source.G56]&amp;&quot;, &quot;&amp;[Source.H56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56]&amp;&quot;', &quot;&amp;[Source.$C$2]&amp;&quot;, &quot;&quot;&quot;&amp;[Source.C56]&amp;&quot;&quot;&quot;, &quot;&quot;&quot;&amp;[Source.D56]&amp;&quot;&quot;&quot;, &quot;&quot;&quot;&amp;[Source.E56]&amp;&quot;&quot;&quot;, &quot;&amp;[Source.F56]&amp;&quot;, &quot;&amp;[Source.G56]&amp;&quot;, &quot;&amp;[Source.H56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57]&amp;&quot;', &quot;&amp;[Source.$B$2]&amp;&quot;, &quot;&quot;&quot;&amp;[Source.B57]&amp;&quot;&quot;&quot;, &quot;&quot;&quot;&amp;[Source.D57]&amp;&quot;&quot;&quot;, &quot;&quot;&quot;&amp;[Source.E57]&amp;&quot;&quot;&quot;, &quot;&amp;[Source.F57]&amp;&quot;, &quot;&amp;[Source.G57]&amp;&quot;, &quot;&amp;[Source.H57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57]&amp;&quot;', &quot;&amp;[Source.$C$2]&amp;&quot;, &quot;&quot;&quot;&amp;[Source.C57]&amp;&quot;&quot;&quot;, &quot;&quot;&quot;&amp;[Source.D57]&amp;&quot;&quot;&quot;, &quot;&quot;&quot;&amp;[Source.E57]&amp;&quot;&quot;&quot;, &quot;&amp;[Source.F57]&amp;&quot;, &quot;&amp;[Source.G57]&amp;&quot;, &quot;&amp;[Source.H57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58]&amp;&quot;', &quot;&amp;[Source.$B$2]&amp;&quot;, &quot;&quot;&quot;&amp;[Source.B58]&amp;&quot;&quot;&quot;, &quot;&quot;&quot;&amp;[Source.D58]&amp;&quot;&quot;&quot;, &quot;&quot;&quot;&amp;[Source.E58]&amp;&quot;&quot;&quot;, &quot;&amp;[Source.F58]&amp;&quot;, &quot;&amp;[Source.G58]&amp;&quot;, &quot;&amp;[Source.H58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58]&amp;&quot;', &quot;&amp;[Source.$C$2]&amp;&quot;, &quot;&quot;&quot;&amp;[Source.C58]&amp;&quot;&quot;&quot;, &quot;&quot;&quot;&amp;[Source.D58]&amp;&quot;&quot;&quot;, &quot;&quot;&quot;&amp;[Source.E58]&amp;&quot;&quot;&quot;, &quot;&amp;[Source.F58]&amp;&quot;, &quot;&amp;[Source.G58]&amp;&quot;, &quot;&amp;[Source.H58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59]&amp;&quot;', &quot;&amp;[Source.$B$2]&amp;&quot;, &quot;&quot;&quot;&amp;[Source.B59]&amp;&quot;&quot;&quot;, &quot;&quot;&quot;&amp;[Source.D59]&amp;&quot;&quot;&quot;, &quot;&quot;&quot;&amp;[Source.E59]&amp;&quot;&quot;&quot;, &quot;&amp;[Source.F59]&amp;&quot;, &quot;&amp;[Source.G59]&amp;&quot;, &quot;&amp;[Source.H59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59]&amp;&quot;', &quot;&amp;[Source.$C$2]&amp;&quot;, &quot;&quot;&quot;&amp;[Source.C59]&amp;&quot;&quot;&quot;, &quot;&quot;&quot;&amp;[Source.D59]&amp;&quot;&quot;&quot;, &quot;&quot;&quot;&amp;[Source.E59]&amp;&quot;&quot;&quot;, &quot;&amp;[Source.F59]&amp;&quot;, &quot;&amp;[Source.G59]&amp;&quot;, &quot;&amp;[Source.H59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60]&amp;&quot;', &quot;&amp;[Source.$B$2]&amp;&quot;, &quot;&quot;&quot;&amp;[Source.B60]&amp;&quot;&quot;&quot;, &quot;&quot;&quot;&amp;[Source.D60]&amp;&quot;&quot;&quot;, &quot;&quot;&quot;&amp;[Source.E60]&amp;&quot;&quot;&quot;, &quot;&amp;[Source.F60]&amp;&quot;, &quot;&amp;[Source.G60]&amp;&quot;, &quot;&amp;[Source.H60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60]&amp;&quot;', &quot;&amp;[Source.$C$2]&amp;&quot;, &quot;&quot;&quot;&amp;[Source.C60]&amp;&quot;&quot;&quot;, &quot;&quot;&quot;&amp;[Source.D60]&amp;&quot;&quot;&quot;, &quot;&quot;&quot;&amp;[Source.E60]&amp;&quot;&quot;&quot;, &quot;&amp;[Source.F60]&amp;&quot;, &quot;&amp;[Source.G60]&amp;&quot;, &quot;&amp;[Source.H60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61]&amp;&quot;', &quot;&amp;[Source.$B$2]&amp;&quot;, &quot;&quot;&quot;&amp;[Source.B61]&amp;&quot;&quot;&quot;, &quot;&quot;&quot;&amp;[Source.D61]&amp;&quot;&quot;&quot;, &quot;&quot;&quot;&amp;[Source.E61]&amp;&quot;&quot;&quot;, &quot;&amp;[Source.F61]&amp;&quot;, &quot;&amp;[Source.G61]&amp;&quot;, &quot;&amp;[Source.H61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61]&amp;&quot;', &quot;&amp;[Source.$C$2]&amp;&quot;, &quot;&quot;&quot;&amp;[Source.C61]&amp;&quot;&quot;&quot;, &quot;&quot;&quot;&amp;[Source.D61]&amp;&quot;&quot;&quot;, &quot;&quot;&quot;&amp;[Source.E61]&amp;&quot;&quot;&quot;, &quot;&amp;[Source.F61]&amp;&quot;, &quot;&amp;[Source.G61]&amp;&quot;, &quot;&amp;[Source.H61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62]&amp;&quot;', &quot;&amp;[Source.$B$2]&amp;&quot;, &quot;&quot;&quot;&amp;[Source.B62]&amp;&quot;&quot;&quot;, &quot;&quot;&quot;&amp;[Source.D62]&amp;&quot;&quot;&quot;, &quot;&quot;&quot;&amp;[Source.E62]&amp;&quot;&quot;&quot;, &quot;&amp;[Source.F62]&amp;&quot;, &quot;&amp;[Source.G62]&amp;&quot;, &quot;&amp;[Source.H62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62]&amp;&quot;', &quot;&amp;[Source.$C$2]&amp;&quot;, &quot;&quot;&quot;&amp;[Source.C62]&amp;&quot;&quot;&quot;, &quot;&quot;&quot;&amp;[Source.D62]&amp;&quot;&quot;&quot;, &quot;&quot;&quot;&amp;[Source.E62]&amp;&quot;&quot;&quot;, &quot;&amp;[Source.F62]&amp;&quot;, &quot;&amp;[Source.G62]&amp;&quot;, &quot;&amp;[Source.H62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63]&amp;&quot;', &quot;&amp;[Source.$B$2]&amp;&quot;, &quot;&quot;&quot;&amp;[Source.B63]&amp;&quot;&quot;&quot;, &quot;&quot;&quot;&amp;[Source.D63]&amp;&quot;&quot;&quot;, &quot;&quot;&quot;&amp;[Source.E63]&amp;&quot;&quot;&quot;, &quot;&amp;[Source.F63]&amp;&quot;, &quot;&amp;[Source.G63]&amp;&quot;, &quot;&amp;[Source.H63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63]&amp;&quot;', &quot;&amp;[Source.$C$2]&amp;&quot;, &quot;&quot;&quot;&amp;[Source.C63]&amp;&quot;&quot;&quot;, &quot;&quot;&quot;&amp;[Source.D63]&amp;&quot;&quot;&quot;, &quot;&quot;&quot;&amp;[Source.E63]&amp;&quot;&quot;&quot;, &quot;&amp;[Source.F63]&amp;&quot;, &quot;&amp;[Source.G63]&amp;&quot;, &quot;&amp;[Source.H63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64]&amp;&quot;', &quot;&amp;[Source.$B$2]&amp;&quot;, &quot;&quot;&quot;&amp;[Source.B64]&amp;&quot;&quot;&quot;, &quot;&quot;&quot;&amp;[Source.D64]&amp;&quot;&quot;&quot;, &quot;&quot;&quot;&amp;[Source.E64]&amp;&quot;&quot;&quot;, &quot;&amp;[Source.F64]&amp;&quot;, &quot;&amp;[Source.G64]&amp;&quot;, &quot;&amp;[Source.H64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64]&amp;&quot;', &quot;&amp;[Source.$C$2]&amp;&quot;, &quot;&quot;&quot;&amp;[Source.C64]&amp;&quot;&quot;&quot;, &quot;&quot;&quot;&amp;[Source.D64]&amp;&quot;&quot;&quot;, &quot;&quot;&quot;&amp;[Source.E64]&amp;&quot;&quot;&quot;, &quot;&amp;[Source.F64]&amp;&quot;, &quot;&amp;[Source.G64]&amp;&quot;, &quot;&amp;[Source.H64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65]&amp;&quot;', &quot;&amp;[Source.$B$2]&amp;&quot;, &quot;&quot;&quot;&amp;[Source.B65]&amp;&quot;&quot;&quot;, &quot;&quot;&quot;&amp;[Source.D65]&amp;&quot;&quot;&quot;, &quot;&quot;&quot;&amp;[Source.E65]&amp;&quot;&quot;&quot;, &quot;&amp;[Source.F65]&amp;&quot;, &quot;&amp;[Source.G65]&amp;&quot;, &quot;&amp;[Source.H65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65]&amp;&quot;', &quot;&amp;[Source.$C$2]&amp;&quot;, &quot;&quot;&quot;&amp;[Source.C65]&amp;&quot;&quot;&quot;, &quot;&quot;&quot;&amp;[Source.D65]&amp;&quot;&quot;&quot;, &quot;&quot;&quot;&amp;[Source.E65]&amp;&quot;&quot;&quot;, &quot;&amp;[Source.F65]&amp;&quot;, &quot;&amp;[Source.G65]&amp;&quot;, &quot;&amp;[Source.H65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66]&amp;&quot;', &quot;&amp;[Source.$B$2]&amp;&quot;, &quot;&quot;&quot;&amp;[Source.B66]&amp;&quot;&quot;&quot;, &quot;&quot;&quot;&amp;[Source.D66]&amp;&quot;&quot;&quot;, &quot;&quot;&quot;&amp;[Source.E66]&amp;&quot;&quot;&quot;, &quot;&amp;[Source.F66]&amp;&quot;, &quot;&amp;[Source.G66]&amp;&quot;, &quot;&amp;[Source.H66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66]&amp;&quot;', &quot;&amp;[Source.$C$2]&amp;&quot;, &quot;&quot;&quot;&amp;[Source.C66]&amp;&quot;&quot;&quot;, &quot;&quot;&quot;&amp;[Source.D66]&amp;&quot;&quot;&quot;, &quot;&quot;&quot;&amp;[Source.E66]&amp;&quot;&quot;&quot;, &quot;&amp;[Source.F66]&amp;&quot;, &quot;&amp;[Source.G66]&amp;&quot;, &quot;&amp;[Source.H66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67]&amp;&quot;', &quot;&amp;[Source.$B$2]&amp;&quot;, &quot;&quot;&quot;&amp;[Source.B67]&amp;&quot;&quot;&quot;, &quot;&quot;&quot;&amp;[Source.D67]&amp;&quot;&quot;&quot;, &quot;&quot;&quot;&amp;[Source.E67]&amp;&quot;&quot;&quot;, &quot;&amp;[Source.F67]&amp;&quot;, &quot;&amp;[Source.G67]&amp;&quot;, &quot;&amp;[Source.H67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67]&amp;&quot;', &quot;&amp;[Source.$C$2]&amp;&quot;, &quot;&quot;&quot;&amp;[Source.C67]&amp;&quot;&quot;&quot;, &quot;&quot;&quot;&amp;[Source.D67]&amp;&quot;&quot;&quot;, &quot;&quot;&quot;&amp;[Source.E67]&amp;&quot;&quot;&quot;, &quot;&amp;[Source.F67]&amp;&quot;, &quot;&amp;[Source.G67]&amp;&quot;, &quot;&amp;[Source.H67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68]&amp;&quot;', &quot;&amp;[Source.$B$2]&amp;&quot;, &quot;&quot;&quot;&amp;[Source.B68]&amp;&quot;&quot;&quot;, &quot;&quot;&quot;&amp;[Source.D68]&amp;&quot;&quot;&quot;, &quot;&quot;&quot;&amp;[Source.E68]&amp;&quot;&quot;&quot;, &quot;&amp;[Source.F68]&amp;&quot;, &quot;&amp;[Source.G68]&amp;&quot;, &quot;&amp;[Source.H68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68]&amp;&quot;', &quot;&amp;[Source.$C$2]&amp;&quot;, &quot;&quot;&quot;&amp;[Source.C68]&amp;&quot;&quot;&quot;, &quot;&quot;&quot;&amp;[Source.D68]&amp;&quot;&quot;&quot;, &quot;&quot;&quot;&amp;[Source.E68]&amp;&quot;&quot;&quot;, &quot;&amp;[Source.F68]&amp;&quot;, &quot;&amp;[Source.G68]&amp;&quot;, &quot;&amp;[Source.H68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69]&amp;&quot;', &quot;&amp;[Source.$B$2]&amp;&quot;, &quot;&quot;&quot;&amp;[Source.B69]&amp;&quot;&quot;&quot;, &quot;&quot;&quot;&amp;[Source.D69]&amp;&quot;&quot;&quot;, &quot;&quot;&quot;&amp;[Source.E69]&amp;&quot;&quot;&quot;, &quot;&amp;[Source.F69]&amp;&quot;, &quot;&amp;[Source.G69]&amp;&quot;, &quot;&amp;[Source.H69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69]&amp;&quot;', &quot;&amp;[Source.$C$2]&amp;&quot;, &quot;&quot;&quot;&amp;[Source.C69]&amp;&quot;&quot;&quot;, &quot;&quot;&quot;&amp;[Source.D69]&amp;&quot;&quot;&quot;, &quot;&quot;&quot;&amp;[Source.E69]&amp;&quot;&quot;&quot;, &quot;&amp;[Source.F69]&amp;&quot;, &quot;&amp;[Source.G69]&amp;&quot;, &quot;&amp;[Source.H69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70]&amp;&quot;', &quot;&amp;[Source.$B$2]&amp;&quot;, &quot;&quot;&quot;&amp;[Source.B70]&amp;&quot;&quot;&quot;, &quot;&quot;&quot;&amp;[Source.D70]&amp;&quot;&quot;&quot;, &quot;&quot;&quot;&amp;[Source.E70]&amp;&quot;&quot;&quot;, &quot;&amp;[Source.F70]&amp;&quot;, &quot;&amp;[Source.G70]&amp;&quot;, &quot;&amp;[Source.H70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70]&amp;&quot;', &quot;&amp;[Source.$C$2]&amp;&quot;, &quot;&quot;&quot;&amp;[Source.C70]&amp;&quot;&quot;&quot;, &quot;&quot;&quot;&amp;[Source.D70]&amp;&quot;&quot;&quot;, &quot;&quot;&quot;&amp;[Source.E70]&amp;&quot;&quot;&quot;, &quot;&amp;[Source.F70]&amp;&quot;, &quot;&amp;[Source.G70]&amp;&quot;, &quot;&amp;[Source.H70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71]&amp;&quot;', &quot;&amp;[Source.$B$2]&amp;&quot;, &quot;&quot;&quot;&amp;[Source.B71]&amp;&quot;&quot;&quot;, &quot;&quot;&quot;&amp;[Source.D71]&amp;&quot;&quot;&quot;, &quot;&quot;&quot;&amp;[Source.E71]&amp;&quot;&quot;&quot;, &quot;&amp;[Source.F71]&amp;&quot;, &quot;&amp;[Source.G71]&amp;&quot;, &quot;&amp;[Source.H71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71]&amp;&quot;', &quot;&amp;[Source.$C$2]&amp;&quot;, &quot;&quot;&quot;&amp;[Source.C71]&amp;&quot;&quot;&quot;, &quot;&quot;&quot;&amp;[Source.D71]&amp;&quot;&quot;&quot;, &quot;&quot;&quot;&amp;[Source.E71]&amp;&quot;&quot;&quot;, &quot;&amp;[Source.F71]&amp;&quot;, &quot;&amp;[Source.G71]&amp;&quot;, &quot;&amp;[Source.H71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72]&amp;&quot;', &quot;&amp;[Source.$B$2]&amp;&quot;, &quot;&quot;&quot;&amp;[Source.B72]&amp;&quot;&quot;&quot;, &quot;&quot;&quot;&amp;[Source.D72]&amp;&quot;&quot;&quot;, &quot;&quot;&quot;&amp;[Source.E72]&amp;&quot;&quot;&quot;, &quot;&amp;[Source.F72]&amp;&quot;, &quot;&amp;[Source.G72]&amp;&quot;, &quot;&amp;[Source.H72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72]&amp;&quot;', &quot;&amp;[Source.$C$2]&amp;&quot;, &quot;&quot;&quot;&amp;[Source.C72]&amp;&quot;&quot;&quot;, &quot;&quot;&quot;&amp;[Source.D72]&amp;&quot;&quot;&quot;, &quot;&quot;&quot;&amp;[Source.E72]&amp;&quot;&quot;&quot;, &quot;&amp;[Source.F72]&amp;&quot;, &quot;&amp;[Source.G72]&amp;&quot;, &quot;&amp;[Source.H72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73]&amp;&quot;', &quot;&amp;[Source.$B$2]&amp;&quot;, &quot;&quot;&quot;&amp;[Source.B73]&amp;&quot;&quot;&quot;, &quot;&quot;&quot;&amp;[Source.D73]&amp;&quot;&quot;&quot;, &quot;&quot;&quot;&amp;[Source.E73]&amp;&quot;&quot;&quot;, &quot;&amp;[Source.F73]&amp;&quot;, &quot;&amp;[Source.G73]&amp;&quot;, &quot;&amp;[Source.H73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73]&amp;&quot;', &quot;&amp;[Source.$C$2]&amp;&quot;, &quot;&quot;&quot;&amp;[Source.C73]&amp;&quot;&quot;&quot;, &quot;&quot;&quot;&amp;[Source.D73]&amp;&quot;&quot;&quot;, &quot;&quot;&quot;&amp;[Source.E73]&amp;&quot;&quot;&quot;, &quot;&amp;[Source.F73]&amp;&quot;, &quot;&amp;[Source.G73]&amp;&quot;, &quot;&amp;[Source.H73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74]&amp;&quot;', &quot;&amp;[Source.$B$2]&amp;&quot;, &quot;&quot;&quot;&amp;[Source.B74]&amp;&quot;&quot;&quot;, &quot;&quot;&quot;&amp;[Source.D74]&amp;&quot;&quot;&quot;, &quot;&quot;&quot;&amp;[Source.E74]&amp;&quot;&quot;&quot;, &quot;&amp;[Source.F74]&amp;&quot;, &quot;&amp;[Source.G74]&amp;&quot;, &quot;&amp;[Source.H74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74]&amp;&quot;', &quot;&amp;[Source.$C$2]&amp;&quot;, &quot;&quot;&quot;&amp;[Source.C74]&amp;&quot;&quot;&quot;, &quot;&quot;&quot;&amp;[Source.D74]&amp;&quot;&quot;&quot;, &quot;&quot;&quot;&amp;[Source.E74]&amp;&quot;&quot;&quot;, &quot;&amp;[Source.F74]&amp;&quot;, &quot;&amp;[Source.G74]&amp;&quot;, &quot;&amp;[Source.H74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75]&amp;&quot;', &quot;&amp;[Source.$B$2]&amp;&quot;, &quot;&quot;&quot;&amp;[Source.B75]&amp;&quot;&quot;&quot;, &quot;&quot;&quot;&amp;[Source.D75]&amp;&quot;&quot;&quot;, &quot;&quot;&quot;&amp;[Source.E75]&amp;&quot;&quot;&quot;, &quot;&amp;[Source.F75]&amp;&quot;, &quot;&amp;[Source.G75]&amp;&quot;, &quot;&amp;[Source.H75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75]&amp;&quot;', &quot;&amp;[Source.$C$2]&amp;&quot;, &quot;&quot;&quot;&amp;[Source.C75]&amp;&quot;&quot;&quot;, &quot;&quot;&quot;&amp;[Source.D75]&amp;&quot;&quot;&quot;, &quot;&quot;&quot;&amp;[Source.E75]&amp;&quot;&quot;&quot;, &quot;&amp;[Source.F75]&amp;&quot;, &quot;&amp;[Source.G75]&amp;&quot;, &quot;&amp;[Source.H75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76]&amp;&quot;', &quot;&amp;[Source.$B$2]&amp;&quot;, &quot;&quot;&quot;&amp;[Source.B76]&amp;&quot;&quot;&quot;, &quot;&quot;&quot;&amp;[Source.D76]&amp;&quot;&quot;&quot;, &quot;&quot;&quot;&amp;[Source.E76]&amp;&quot;&quot;&quot;, &quot;&amp;[Source.F76]&amp;&quot;, &quot;&amp;[Source.G76]&amp;&quot;, &quot;&amp;[Source.H76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76]&amp;&quot;', &quot;&amp;[Source.$C$2]&amp;&quot;, &quot;&quot;&quot;&amp;[Source.C76]&amp;&quot;&quot;&quot;, &quot;&quot;&quot;&amp;[Source.D76]&amp;&quot;&quot;&quot;, &quot;&quot;&quot;&amp;[Source.E76]&amp;&quot;&quot;&quot;, &quot;&amp;[Source.F76]&amp;&quot;, &quot;&amp;[Source.G76]&amp;&quot;, &quot;&amp;[Source.H76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 table:number-rows-repeated="1048500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Conversions" table:style-name="ta1">
        <table:table-column table:style-name="co4" table:default-cell-style-name="Default"/>
        <table:table-column table:style-name="co6" table:default-cell-style-name="Default"/>
        <table:table-column table:style-name="co6" table:default-cell-style-name="ce4"/>
        <table:table-column table:style-name="co9" table:default-cell-style-name="Default"/>
        <table:table-column table:style-name="co10" table:default-cell-style-name="Default"/>
        <table:table-column table:style-name="co6" table:default-cell-style-name="ce4"/>
        <table:table-column table:style-name="co11" table:default-cell-style-name="Default"/>
        <table:table-row table:style-name="ro3">
          <table:table-cell table:style-name="ce2" office:value-type="string" calcext:value-type="string">
            <text:p>Point </text:p>
          </table:table-cell>
          <table:table-cell table:style-name="ce2" office:value-type="string" calcext:value-type="string">
            <text:p>Pixel</text:p>
          </table:table-cell>
          <table:table-cell table:style-name="ce3" office:value-type="string" calcext:value-type="string">
            <text:p>Valeur (pt)</text:p>
          </table:table-cell>
          <table:table-cell table:style-name="ce5" office:value-type="string" calcext:value-type="string">
            <text:p>Point → pixel</text:p>
          </table:table-cell>
          <table:table-cell table:style-name="ce2" office:value-type="string" calcext:value-type="string">
            <text:p>Valeur de base (px)</text:p>
          </table:table-cell>
          <table:table-cell table:style-name="ce3" office:value-type="string" calcext:value-type="string">
            <text:p>Valeur (px)</text:p>
          </table:table-cell>
          <table:table-cell table:style-name="ce5" office:value-type="string" calcext:value-type="string">
            <text:p>Pixel → em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.333333" calcext:value-type="float">
            <text:p>1,333333</text:p>
          </table:table-cell>
          <table:table-cell office:value-type="float" office:value="11" calcext:value-type="float">
            <text:p>11</text:p>
          </table:table-cell>
          <table:table-cell table:formula="of:=&quot;font-size: &quot; &amp;[.$B$2]*[.C2]&amp;&quot;px;&quot;" office:value-type="string" office:string-value="font-size: 14,666663px;" calcext:value-type="string">
            <text:p>font-size: 14,666663px;</text:p>
          </table:table-cell>
          <table:table-cell table:style-name="ce6"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formula="of:=&quot;font-size: &quot; &amp;TRUNC([.F2]/[.$E$2];5)&amp;&quot;em;&quot;" office:value-type="string" office:string-value="font-size: 0,78571em;" calcext:value-type="string">
            <text:p>font-size: 0,78571em;</text:p>
          </table:table-cell>
        </table:table-row>
        <table:table-row table:style-name="ro2">
          <table:table-cell table:number-columns-repeated="2"/>
          <table:table-cell office:value-type="float" office:value="12" calcext:value-type="float">
            <text:p>12</text:p>
          </table:table-cell>
          <table:table-cell table:formula="of:=&quot;font-size: &quot; &amp;[.$B$2]*[.C3]&amp;&quot;px;&quot;" office:value-type="string" office:string-value="font-size: 15,999996px;" calcext:value-type="string">
            <text:p>font-size: 15,999996px;</text:p>
          </table:table-cell>
          <table:table-cell/>
          <table:table-cell office:value-type="float" office:value="12" calcext:value-type="float">
            <text:p>12</text:p>
          </table:table-cell>
          <table:table-cell table:formula="of:=&quot;font-size: &quot; &amp;TRUNC([.F3]/[.$E$2];5)&amp;&quot;em;&quot;" office:value-type="string" office:string-value="font-size: 0,85714em;" calcext:value-type="string">
            <text:p>font-size: 0,85714em;</text:p>
          </table:table-cell>
        </table:table-row>
        <table:table-row table:style-name="ro2">
          <table:table-cell table:number-columns-repeated="2"/>
          <table:table-cell office:value-type="float" office:value="13" calcext:value-type="float">
            <text:p>13</text:p>
          </table:table-cell>
          <table:table-cell table:formula="of:=&quot;font-size: &quot; &amp;[.$B$2]*[.C4]&amp;&quot;px;&quot;" office:value-type="string" office:string-value="font-size: 17,333329px;" calcext:value-type="string">
            <text:p>font-size: 17,333329px;</text:p>
          </table:table-cell>
          <table:table-cell/>
          <table:table-cell office:value-type="float" office:value="13" calcext:value-type="float">
            <text:p>13</text:p>
          </table:table-cell>
          <table:table-cell table:formula="of:=&quot;font-size: &quot; &amp;TRUNC([.F4]/[.$E$2];5)&amp;&quot;em;&quot;" office:value-type="string" office:string-value="font-size: 0,92857em;" calcext:value-type="string">
            <text:p>font-size: 0,92857em;</text:p>
          </table:table-cell>
        </table:table-row>
        <table:table-row table:style-name="ro2">
          <table:table-cell table:number-columns-repeated="2"/>
          <table:table-cell office:value-type="float" office:value="14" calcext:value-type="float">
            <text:p>14</text:p>
          </table:table-cell>
          <table:table-cell table:formula="of:=&quot;font-size: &quot; &amp;[.$B$2]*[.C5]&amp;&quot;px;&quot;" office:value-type="string" office:string-value="font-size: 18,666662px;" calcext:value-type="string">
            <text:p>font-size: 18,666662px;</text:p>
          </table:table-cell>
          <table:table-cell/>
          <table:table-cell office:value-type="float" office:value="14" calcext:value-type="float">
            <text:p>14</text:p>
          </table:table-cell>
          <table:table-cell table:formula="of:=&quot;font-size: &quot; &amp;TRUNC([.F5]/[.$E$2];5)&amp;&quot;em;&quot;" office:value-type="string" office:string-value="font-size: 1em;" calcext:value-type="string">
            <text:p>font-size: 1em;</text:p>
          </table:table-cell>
        </table:table-row>
        <table:table-row table:style-name="ro2">
          <table:table-cell table:number-columns-repeated="2"/>
          <table:table-cell office:value-type="float" office:value="15" calcext:value-type="float">
            <text:p>15</text:p>
          </table:table-cell>
          <table:table-cell table:formula="of:=&quot;font-size: &quot; &amp;[.$B$2]*[.C6]&amp;&quot;px;&quot;" office:value-type="string" office:string-value="font-size: 19,999995px;" calcext:value-type="string">
            <text:p>font-size: 19,999995px;</text:p>
          </table:table-cell>
          <table:table-cell/>
          <table:table-cell office:value-type="float" office:value="15" calcext:value-type="float">
            <text:p>15</text:p>
          </table:table-cell>
          <table:table-cell table:formula="of:=&quot;font-size: &quot; &amp;TRUNC([.F6]/[.$E$2];5)&amp;&quot;em;&quot;" office:value-type="string" office:string-value="font-size: 1,07142em;" calcext:value-type="string">
            <text:p>font-size: 1,07142em;</text:p>
          </table:table-cell>
        </table:table-row>
        <table:table-row table:style-name="ro2">
          <table:table-cell table:number-columns-repeated="2"/>
          <table:table-cell office:value-type="float" office:value="16" calcext:value-type="float">
            <text:p>16</text:p>
          </table:table-cell>
          <table:table-cell table:formula="of:=&quot;font-size: &quot; &amp;[.$B$2]*[.C7]&amp;&quot;px;&quot;" office:value-type="string" office:string-value="font-size: 21,333328px;" calcext:value-type="string">
            <text:p>font-size: 21,333328px;</text:p>
          </table:table-cell>
          <table:table-cell/>
          <table:table-cell office:value-type="float" office:value="16" calcext:value-type="float">
            <text:p>16</text:p>
          </table:table-cell>
          <table:table-cell table:formula="of:=&quot;font-size: &quot; &amp;TRUNC([.F7]/[.$E$2];5)&amp;&quot;em;&quot;" office:value-type="string" office:string-value="font-size: 1,14285em;" calcext:value-type="string">
            <text:p>font-size: 1,14285em;</text:p>
          </table:table-cell>
        </table:table-row>
        <table:table-row table:style-name="ro2">
          <table:table-cell table:number-columns-repeated="2"/>
          <table:table-cell office:value-type="float" office:value="17" calcext:value-type="float">
            <text:p>17</text:p>
          </table:table-cell>
          <table:table-cell table:formula="of:=&quot;font-size: &quot; &amp;[.$B$2]*[.C8]&amp;&quot;px;&quot;" office:value-type="string" office:string-value="font-size: 22,666661px;" calcext:value-type="string">
            <text:p>font-size: 22,666661px;</text:p>
          </table:table-cell>
          <table:table-cell/>
          <table:table-cell office:value-type="float" office:value="17" calcext:value-type="float">
            <text:p>17</text:p>
          </table:table-cell>
          <table:table-cell table:formula="of:=&quot;font-size: &quot; &amp;TRUNC([.F8]/[.$E$2];5)&amp;&quot;em;&quot;" office:value-type="string" office:string-value="font-size: 1,21428em;" calcext:value-type="string">
            <text:p>font-size: 1,21428em;</text:p>
          </table:table-cell>
        </table:table-row>
        <table:table-row table:style-name="ro2">
          <table:table-cell table:number-columns-repeated="2"/>
          <table:table-cell office:value-type="float" office:value="18" calcext:value-type="float">
            <text:p>18</text:p>
          </table:table-cell>
          <table:table-cell table:formula="of:=&quot;font-size: &quot; &amp;[.$B$2]*[.C9]&amp;&quot;px;&quot;" office:value-type="string" office:string-value="font-size: 23,999994px;" calcext:value-type="string">
            <text:p>font-size: 23,999994px;</text:p>
          </table:table-cell>
          <table:table-cell/>
          <table:table-cell office:value-type="float" office:value="18" calcext:value-type="float">
            <text:p>18</text:p>
          </table:table-cell>
          <table:table-cell table:formula="of:=&quot;font-size: &quot; &amp;TRUNC([.F9]/[.$E$2];5)&amp;&quot;em;&quot;" office:value-type="string" office:string-value="font-size: 1,28571em;" calcext:value-type="string">
            <text:p>font-size: 1,28571em;</text:p>
          </table:table-cell>
        </table:table-row>
        <table:table-row table:style-name="ro2">
          <table:table-cell table:number-columns-repeated="2"/>
          <table:table-cell office:value-type="float" office:value="19" calcext:value-type="float">
            <text:p>19</text:p>
          </table:table-cell>
          <table:table-cell table:formula="of:=&quot;font-size: &quot; &amp;[.$B$2]*[.C10]&amp;&quot;px;&quot;" office:value-type="string" office:string-value="font-size: 25,333327px;" calcext:value-type="string">
            <text:p>font-size: 25,333327px;</text:p>
          </table:table-cell>
          <table:table-cell/>
          <table:table-cell office:value-type="float" office:value="19" calcext:value-type="float">
            <text:p>19</text:p>
          </table:table-cell>
          <table:table-cell table:formula="of:=&quot;font-size: &quot; &amp;TRUNC([.F10]/[.$E$2];5)&amp;&quot;em;&quot;" office:value-type="string" office:string-value="font-size: 1,35714em;" calcext:value-type="string">
            <text:p>font-size: 1,35714em;</text:p>
          </table:table-cell>
        </table:table-row>
        <table:table-row table:style-name="ro2">
          <table:table-cell table:number-columns-repeated="2"/>
          <table:table-cell office:value-type="float" office:value="20" calcext:value-type="float">
            <text:p>20</text:p>
          </table:table-cell>
          <table:table-cell table:formula="of:=&quot;font-size: &quot; &amp;[.$B$2]*[.C11]&amp;&quot;px;&quot;" office:value-type="string" office:string-value="font-size: 26,66666px;" calcext:value-type="string">
            <text:p>font-size: 26,66666px;</text:p>
          </table:table-cell>
          <table:table-cell/>
          <table:table-cell office:value-type="float" office:value="20" calcext:value-type="float">
            <text:p>20</text:p>
          </table:table-cell>
          <table:table-cell table:formula="of:=&quot;font-size: &quot; &amp;TRUNC([.F11]/[.$E$2];5)&amp;&quot;em;&quot;" office:value-type="string" office:string-value="font-size: 1,42857em;" calcext:value-type="string">
            <text:p>font-size: 1,42857em;</text:p>
          </table:table-cell>
        </table:table-row>
        <table:table-row table:style-name="ro2">
          <table:table-cell table:number-columns-repeated="2"/>
          <table:table-cell office:value-type="float" office:value="21" calcext:value-type="float">
            <text:p>21</text:p>
          </table:table-cell>
          <table:table-cell table:formula="of:=&quot;font-size: &quot; &amp;[.$B$2]*[.C12]&amp;&quot;px;&quot;" office:value-type="string" office:string-value="font-size: 27,999993px;" calcext:value-type="string">
            <text:p>font-size: 27,999993px;</text:p>
          </table:table-cell>
          <table:table-cell/>
          <table:table-cell office:value-type="float" office:value="21" calcext:value-type="float">
            <text:p>21</text:p>
          </table:table-cell>
          <table:table-cell table:formula="of:=&quot;font-size: &quot; &amp;TRUNC([.F12]/[.$E$2];5)&amp;&quot;em;&quot;" office:value-type="string" office:string-value="font-size: 1,5em;" calcext:value-type="string">
            <text:p>font-size: 1,5em;</text:p>
          </table:table-cell>
        </table:table-row>
        <table:table-row table:style-name="ro2">
          <table:table-cell table:number-columns-repeated="2"/>
          <table:table-cell office:value-type="float" office:value="22" calcext:value-type="float">
            <text:p>22</text:p>
          </table:table-cell>
          <table:table-cell table:formula="of:=&quot;font-size: &quot; &amp;[.$B$2]*[.C13]&amp;&quot;px;&quot;" office:value-type="string" office:string-value="font-size: 29,333326px;" calcext:value-type="string">
            <text:p>font-size: 29,333326px;</text:p>
          </table:table-cell>
          <table:table-cell/>
          <table:table-cell office:value-type="float" office:value="22" calcext:value-type="float">
            <text:p>22</text:p>
          </table:table-cell>
          <table:table-cell table:formula="of:=&quot;font-size: &quot; &amp;TRUNC([.F13]/[.$E$2];5)&amp;&quot;em;&quot;" office:value-type="string" office:string-value="font-size: 1,57142em;" calcext:value-type="string">
            <text:p>font-size: 1,57142em;</text:p>
          </table:table-cell>
        </table:table-row>
        <table:table-row table:style-name="ro2">
          <table:table-cell table:number-columns-repeated="2"/>
          <table:table-cell office:value-type="float" office:value="23" calcext:value-type="float">
            <text:p>23</text:p>
          </table:table-cell>
          <table:table-cell table:formula="of:=&quot;font-size: &quot; &amp;[.$B$2]*[.C14]&amp;&quot;px;&quot;" office:value-type="string" office:string-value="font-size: 30,666659px;" calcext:value-type="string">
            <text:p>font-size: 30,666659px;</text:p>
          </table:table-cell>
          <table:table-cell/>
          <table:table-cell office:value-type="float" office:value="23" calcext:value-type="float">
            <text:p>23</text:p>
          </table:table-cell>
          <table:table-cell table:formula="of:=&quot;font-size: &quot; &amp;TRUNC([.F14]/[.$E$2];5)&amp;&quot;em;&quot;" office:value-type="string" office:string-value="font-size: 1,64285em;" calcext:value-type="string">
            <text:p>font-size: 1,64285em;</text:p>
          </table:table-cell>
        </table:table-row>
        <table:table-row table:style-name="ro2">
          <table:table-cell table:number-columns-repeated="2"/>
          <table:table-cell office:value-type="float" office:value="24" calcext:value-type="float">
            <text:p>24</text:p>
          </table:table-cell>
          <table:table-cell table:formula="of:=&quot;font-size: &quot; &amp;[.$B$2]*[.C15]&amp;&quot;px;&quot;" office:value-type="string" office:string-value="font-size: 31,999992px;" calcext:value-type="string">
            <text:p>font-size: 31,999992px;</text:p>
          </table:table-cell>
          <table:table-cell/>
          <table:table-cell office:value-type="float" office:value="24" calcext:value-type="float">
            <text:p>24</text:p>
          </table:table-cell>
          <table:table-cell table:formula="of:=&quot;font-size: &quot; &amp;TRUNC([.F15]/[.$E$2];5)&amp;&quot;em;&quot;" office:value-type="string" office:string-value="font-size: 1,71428em;" calcext:value-type="string">
            <text:p>font-size: 1,71428em;</text:p>
          </table:table-cell>
        </table:table-row>
        <table:table-row table:style-name="ro2">
          <table:table-cell table:number-columns-repeated="2"/>
          <table:table-cell office:value-type="float" office:value="25" calcext:value-type="float">
            <text:p>25</text:p>
          </table:table-cell>
          <table:table-cell table:formula="of:=&quot;font-size: &quot; &amp;[.$B$2]*[.C16]&amp;&quot;px;&quot;" office:value-type="string" office:string-value="font-size: 33,333325px;" calcext:value-type="string">
            <text:p>font-size: 33,333325px;</text:p>
          </table:table-cell>
          <table:table-cell/>
          <table:table-cell office:value-type="float" office:value="25" calcext:value-type="float">
            <text:p>25</text:p>
          </table:table-cell>
          <table:table-cell table:formula="of:=&quot;font-size: &quot; &amp;TRUNC([.F16]/[.$E$2];5)&amp;&quot;em;&quot;" office:value-type="string" office:string-value="font-size: 1,78571em;" calcext:value-type="string">
            <text:p>font-size: 1,78571em;</text:p>
          </table:table-cell>
        </table:table-row>
        <table:table-row table:style-name="ro2">
          <table:table-cell table:number-columns-repeated="2"/>
          <table:table-cell office:value-type="float" office:value="26" calcext:value-type="float">
            <text:p>26</text:p>
          </table:table-cell>
          <table:table-cell table:formula="of:=&quot;font-size: &quot; &amp;[.$B$2]*[.C17]&amp;&quot;px;&quot;" office:value-type="string" office:string-value="font-size: 34,666658px;" calcext:value-type="string">
            <text:p>font-size: 34,666658px;</text:p>
          </table:table-cell>
          <table:table-cell/>
          <table:table-cell office:value-type="float" office:value="26" calcext:value-type="float">
            <text:p>26</text:p>
          </table:table-cell>
          <table:table-cell table:formula="of:=&quot;font-size: &quot; &amp;TRUNC([.F17]/[.$E$2];5)&amp;&quot;em;&quot;" office:value-type="string" office:string-value="font-size: 1,85714em;" calcext:value-type="string">
            <text:p>font-size: 1,85714em;</text:p>
          </table:table-cell>
        </table:table-row>
        <table:table-row table:style-name="ro2">
          <table:table-cell table:number-columns-repeated="2"/>
          <table:table-cell office:value-type="float" office:value="27" calcext:value-type="float">
            <text:p>27</text:p>
          </table:table-cell>
          <table:table-cell table:formula="of:=&quot;font-size: &quot; &amp;[.$B$2]*[.C18]&amp;&quot;px;&quot;" office:value-type="string" office:string-value="font-size: 35,999991px;" calcext:value-type="string">
            <text:p>font-size: 35,999991px;</text:p>
          </table:table-cell>
          <table:table-cell/>
          <table:table-cell office:value-type="float" office:value="27" calcext:value-type="float">
            <text:p>27</text:p>
          </table:table-cell>
          <table:table-cell table:formula="of:=&quot;font-size: &quot; &amp;TRUNC([.F18]/[.$E$2];5)&amp;&quot;em;&quot;" office:value-type="string" office:string-value="font-size: 1,92857em;" calcext:value-type="string">
            <text:p>font-size: 1,92857em;</text:p>
          </table:table-cell>
        </table:table-row>
        <table:table-row table:style-name="ro2">
          <table:table-cell table:number-columns-repeated="2"/>
          <table:table-cell office:value-type="float" office:value="28" calcext:value-type="float">
            <text:p>28</text:p>
          </table:table-cell>
          <table:table-cell table:formula="of:=&quot;font-size: &quot; &amp;[.$B$2]*[.C19]&amp;&quot;px;&quot;" office:value-type="string" office:string-value="font-size: 37,333324px;" calcext:value-type="string">
            <text:p>font-size: 37,333324px;</text:p>
          </table:table-cell>
          <table:table-cell/>
          <table:table-cell office:value-type="float" office:value="28" calcext:value-type="float">
            <text:p>28</text:p>
          </table:table-cell>
          <table:table-cell table:formula="of:=&quot;font-size: &quot; &amp;TRUNC([.F19]/[.$E$2];5)&amp;&quot;em;&quot;" office:value-type="string" office:string-value="font-size: 2em;" calcext:value-type="string">
            <text:p>font-size: 2em;</text:p>
          </table:table-cell>
        </table:table-row>
        <table:table-row table:style-name="ro2">
          <table:table-cell table:number-columns-repeated="2"/>
          <table:table-cell office:value-type="float" office:value="29" calcext:value-type="float">
            <text:p>29</text:p>
          </table:table-cell>
          <table:table-cell table:formula="of:=&quot;font-size: &quot; &amp;[.$B$2]*[.C20]&amp;&quot;px;&quot;" office:value-type="string" office:string-value="font-size: 38,666657px;" calcext:value-type="string">
            <text:p>font-size: 38,666657px;</text:p>
          </table:table-cell>
          <table:table-cell/>
          <table:table-cell office:value-type="float" office:value="29" calcext:value-type="float">
            <text:p>29</text:p>
          </table:table-cell>
          <table:table-cell table:formula="of:=&quot;font-size: &quot; &amp;TRUNC([.F20]/[.$E$2];5)&amp;&quot;em;&quot;" office:value-type="string" office:string-value="font-size: 2,07142em;" calcext:value-type="string">
            <text:p>font-size: 2,07142em;</text:p>
          </table:table-cell>
        </table:table-row>
        <table:table-row table:style-name="ro2">
          <table:table-cell table:number-columns-repeated="2"/>
          <table:table-cell office:value-type="float" office:value="30" calcext:value-type="float">
            <text:p>30</text:p>
          </table:table-cell>
          <table:table-cell table:formula="of:=&quot;font-size: &quot; &amp;[.$B$2]*[.C21]&amp;&quot;px;&quot;" office:value-type="string" office:string-value="font-size: 39,99999px;" calcext:value-type="string">
            <text:p>font-size: 39,99999px;</text:p>
          </table:table-cell>
          <table:table-cell/>
          <table:table-cell office:value-type="float" office:value="30" calcext:value-type="float">
            <text:p>30</text:p>
          </table:table-cell>
          <table:table-cell table:formula="of:=&quot;font-size: &quot; &amp;TRUNC([.F21]/[.$E$2];5)&amp;&quot;em;&quot;" office:value-type="string" office:string-value="font-size: 2,14285em;" calcext:value-type="string">
            <text:p>font-size: 2,14285em;</text:p>
          </table:table-cell>
        </table:table-row>
        <table:table-row table:style-name="ro2">
          <table:table-cell table:number-columns-repeated="2"/>
          <table:table-cell office:value-type="float" office:value="31" calcext:value-type="float">
            <text:p>31</text:p>
          </table:table-cell>
          <table:table-cell table:formula="of:=&quot;font-size: &quot; &amp;[.$B$2]*[.C22]&amp;&quot;px;&quot;" office:value-type="string" office:string-value="font-size: 41,333323px;" calcext:value-type="string">
            <text:p>font-size: 41,333323px;</text:p>
          </table:table-cell>
          <table:table-cell/>
          <table:table-cell office:value-type="float" office:value="31" calcext:value-type="float">
            <text:p>31</text:p>
          </table:table-cell>
          <table:table-cell table:formula="of:=&quot;font-size: &quot; &amp;TRUNC([.F22]/[.$E$2];5)&amp;&quot;em;&quot;" office:value-type="string" office:string-value="font-size: 2,21428em;" calcext:value-type="string">
            <text:p>font-size: 2,21428em;</text:p>
          </table:table-cell>
        </table:table-row>
        <table:table-row table:style-name="ro2">
          <table:table-cell table:number-columns-repeated="2"/>
          <table:table-cell office:value-type="float" office:value="32" calcext:value-type="float">
            <text:p>32</text:p>
          </table:table-cell>
          <table:table-cell table:formula="of:=&quot;font-size: &quot; &amp;[.$B$2]*[.C23]&amp;&quot;px;&quot;" office:value-type="string" office:string-value="font-size: 42,666656px;" calcext:value-type="string">
            <text:p>font-size: 42,666656px;</text:p>
          </table:table-cell>
          <table:table-cell/>
          <table:table-cell office:value-type="float" office:value="32" calcext:value-type="float">
            <text:p>32</text:p>
          </table:table-cell>
          <table:table-cell table:formula="of:=&quot;font-size: &quot; &amp;TRUNC([.F23]/[.$E$2];5)&amp;&quot;em;&quot;" office:value-type="string" office:string-value="font-size: 2,28571em;" calcext:value-type="string">
            <text:p>font-size: 2,28571em;</text:p>
          </table:table-cell>
        </table:table-row>
        <table:table-row table:style-name="ro2" table:number-rows-repeated="1048552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CA" style:font-name-asian="DejaVu Sans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CA">$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07">0000-00-00</text:date>, <text:time style:data-style-name="N2" text:time-value="07:57:08.7978859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aser </meta:initial-creator>
    <meta:creation-date>2011-10-28T15:22:39</meta:creation-date>
    <dc:date>2015-01-07T09:06:26.324007546</dc:date>
    <dc:creator>ssoares </dc:creator>
    <meta:editing-duration>P7DT7H4M37S</meta:editing-duration>
    <meta:editing-cycles>94</meta:editing-cycles>
    <meta:generator>LibreOffice/4.2.7.2$Linux_X86_64 LibreOffice_project/420m0$Build-2</meta:generator>
    <meta:document-statistic meta:table-count="3" meta:cell-count="381" meta:object-count="0"/>
  </office:meta>
</office:document-meta>
</file>